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Pointers</text:span></text:p>
      <text:p text:style-name="P2"><text:span text:style-name="T2"/></text:p>
      <text:p text:style-name="P2"><text:span text:style-name="T3">1)<text:tab/>int main() </text:span></text:p>
      <text:p text:style-name="P2"><text:span text:style-name="T3"><text:tab/>{ </text:span></text:p>
      <text:p text:style-name="P2"><text:span text:style-name="T3"><text:s text:c="6"/><text:tab/>char *p; </text:span></text:p>
      <text:p text:style-name="P2"><text:span text:style-name="T3"><text:s text:c="6"/><text:tab/>p = "C Programming"; </text:span></text:p>
      <text:p text:style-name="P2"><text:span text:style-name="T3"><text:s text:c="6"/><text:tab/>printf("%c",*&amp;*p); // reference and deference gets cancelled. so balance *p the deference will print the value. that's </text:span></text:p>
      <text:p text:style-name="P2"><text:span text:style-name="T3"><text:tab/>return 0; </text:span></text:p>
      <text:p text:style-name="P2"><text:span text:style-name="T3"><text:tab/>}</text:span></text:p>
      <text:p text:style-name="P2"><text:span text:style-name="T4"/></text:p>
      <text:p text:style-name="P2"><text:span text:style-name="T5">2)<text:tab/>#include&lt;stdio.h&gt; </text:span></text:p>
      <text:p text:style-name="P2"><text:span text:style-name="T5"><text:tab/>int main() </text:span></text:p>
      <text:p text:style-name="P2"><text:span text:style-name="T5"><text:tab/>{ </text:span></text:p>
      <text:p text:style-name="P2"><text:span text:style-name="T5"><text:tab/><text:s text:c="6"/><text:tab/>int i = 10; </text:span></text:p>
      <text:p text:style-name="P2"><text:span text:style-name="T5"><text:tab/><text:s text:c="6"/><text:tab/>void *p = &amp;i; </text:span></text:p>
      <text:p text:style-name="P2"><text:span text:style-name="T5"><text:tab/><text:s text:c="6"/><text:tab/>printf("%d\n", *(int *)p); </text:span></text:p>
      <text:p text:style-name="P2"><text:span text:style-name="T5"><text:tab/><text:tab/>return 0; </text:span></text:p>
      <text:p text:style-name="P2"><text:span text:style-name="T5"><text:tab/>}</text:span></text:p>
      <text:p text:style-name="P2"><text:span text:style-name="T6"/></text:p>
      <text:p text:style-name="P2"><text:span text:style-name="T7">3)<text:tab/>int main() </text:span></text:p>
      <text:p text:style-name="P2"><text:span text:style-name="T7"><text:tab/>{ </text:span></text:p>
      <text:p text:style-name="P2"><text:span text:style-name="T7"><text:tab/><text:s text:c="6"/><text:tab/>int i = 10; </text:span></text:p>
      <text:p text:style-name="P2"><text:span text:style-name="T7"><text:tab/><text:s text:c="6"/><text:tab/>void *p = &amp;i; </text:span></text:p>
      <text:p text:style-name="P2"><text:span text:style-name="T7"><text:tab/><text:s text:c="6"/><text:tab/>printf("%f\n", *(float *)p); // But the pointer is points to integar. so the output will be zero.zero zero...</text:span></text:p>
      <text:p text:style-name="P2"><text:span text:style-name="T7"><text:tab/><text:tab/>return 0; </text:span></text:p>
      <text:p text:style-name="P2"><text:span text:style-name="T7"><text:tab/>}</text:span></text:p>
      <text:p text:style-name="P2"><text:span text:style-name="T8"/></text:p>
      <text:p text:style-name="P2"><text:span text:style-name="T9">4)<text:tab/>int main() </text:span></text:p>
      <text:p text:style-name="P2"><text:span text:style-name="T9"><text:tab/>{ </text:span></text:p>
      <text:p text:style-name="P2"><text:span text:style-name="T9"><text:tab/><text:s text:c="6"/><text:tab/>int i = 10; </text:span></text:p>
      <text:p text:style-name="P2"><text:span text:style-name="T9"><text:tab/><text:s text:c="6"/><text:tab/>void *p = &amp;i; </text:span></text:p>
      <text:p text:style-name="P2"><text:span text:style-name="T9"><text:tab/><text:s text:c="6"/><text:tab/>printf("%d\n", (int)*p); </text:span></text:p>
      <text:p text:style-name="P2"><text:span text:style-name="T9"><text:tab/><text:tab/>return 0; </text:span></text:p>
      <text:p text:style-name="P2"><text:span text:style-name="T9"><text:tab/>}</text:span></text:p>
      <text:p text:style-name="P2"><text:span text:style-name="T10"/></text:p>
      <text:p text:style-name="P2"><text:span text:style-name="T11">5)<text:tab/>int main() </text:span></text:p>
      <text:p text:style-name="P2"><text:span text:style-name="T11"><text:tab/>{ </text:span></text:p>
      <text:p text:style-name="P2"><text:span text:style-name="T11"><text:tab/><text:s text:c="4"/>void *vp; </text:span></text:p>
      <text:p text:style-name="P2"><text:span text:style-name="T11"><text:tab/><text:s text:c="4"/>char ch=74, *cp="JACK"; </text:span></text:p>
      <text:p text:style-name="P2"><text:span text:style-name="T11"><text:tab/><text:s text:c="4"/>int j=65; </text:span></text:p>
      <text:p text:style-name="P2"><text:span text:style-name="T11"><text:tab/><text:s text:c="4"/>vp=&amp;ch; </text:span></text:p>
      <text:p text:style-name="P2"><text:span text:style-name="T11"><text:tab/><text:s text:c="4"/>printf("%c", *(char*)vp); </text:span></text:p>
      <text:p text:style-name="P2"><text:span text:style-name="T11"><text:tab/><text:s text:c="4"/>vp=&amp;j; </text:span></text:p>
      <text:p text:style-name="P2"><text:span text:style-name="T11"><text:tab/><text:s text:c="4"/>printf("%c", *(int*)vp); </text:span></text:p>
      <text:p text:style-name="P2"><text:span text:style-name="T11"><text:tab/><text:s text:c="4"/>vp=cp; </text:span></text:p>
      <text:p text:style-name="P2"><text:span text:style-name="T11"><text:tab/><text:s text:c="4"/>printf("%s", (char*)vp+2); </text:span></text:p>
      <text:p text:style-name="P2"><text:span text:style-name="T11"><text:tab/><text:s text:c="4"/>return 0; </text:span></text:p>
      <text:p text:style-name="P2"><text:span text:style-name="T11"><text:tab/>}</text:span></text:p>
      <text:p text:style-name="P2"><text:span text:style-name="T12"/></text:p>
      <text:p text:style-name="P2"><text:span text:style-name="T13">6)<text:tab/>#include&lt;stdio.h&gt; </text:span></text:p>
      <text:p text:style-name="P2"><text:span text:style-name="T13"><text:tab/>int main() </text:span></text:p>
      <text:p text:style-name="P2"><text:span text:style-name="T13"><text:tab/>{ </text:span></text:p>
      <text:p text:style-name="P2"><text:span text:style-name="T13"><text:tab/><text:s text:c="4"/>char *p; </text:span></text:p>
      <text:p text:style-name="P2"><text:span text:style-name="T13"><text:tab/><text:s text:c="4"/>p="hello"; </text:span></text:p>
      <text:p text:style-name="P2"><text:span text:style-name="T13"><text:tab/><text:s text:c="4"/>printf("%s\n", *&amp;*&amp;p); </text:span></text:p>
      <text:p text:style-name="P2"><text:span text:style-name="T13"><text:tab/><text:s text:c="4"/>return 0; </text:span></text:p>
      <text:p text:style-name="P2"><text:span text:style-name="T13"><text:tab/>} --&gt; Output will be after the deferences ,, p = hello</text:span></text:p>
      <text:p text:style-name="P2"><text:span text:style-name="T14"/></text:p>
      <text:p text:style-name="P2"><text:span text:style-name="T15">7)<text:tab/>#include&lt;stdio.h&gt; </text:span></text:p>
      <text:p text:style-name="P2"><text:span text:style-name="T15"><text:tab/>int main() </text:span></text:p>
      <text:p text:style-name="P2"><text:span text:style-name="T15"><text:tab/>{ </text:span></text:p>
      <text:p text:style-name="P2"><text:span text:style-name="T15"><text:tab/><text:s text:c="4"/>int *x; </text:span></text:p>
      <text:p text:style-name="P2"><text:span text:style-name="T15"><text:tab/><text:s text:c="4"/>*x=100; </text:span></text:p>
      <text:p text:style-name="P2"><text:span text:style-name="T15"><text:tab/><text:s text:c="4"/>return 0; </text:span></text:p>
      <text:p text:style-name="P2"><text:span text:style-name="T15"><text:tab/>}</text:span></text:p>
      <text:p text:style-name="P2"><text:span text:style-name="T16"/></text:p>
      <text:p text:style-name="P2"><text:span text:style-name="T17">8)<text:tab/>int main() </text:span></text:p>
      <text:p text:style-name="P2"><text:span text:style-name="T17"><text:tab/>{ </text:span></text:p>
      <text:p text:style-name="P2"><text:span text:style-name="T17"><text:tab/><text:s text:c="4"/>int i=10; </text:span></text:p>
      <text:p text:style-name="P2"><text:span text:style-name="T17"><text:tab/><text:s text:c="4"/>int *j=&amp;i; </text:span></text:p>
      <text:p text:style-name="P2"><text:span text:style-name="T17"><text:tab/><text:s text:c="4"/>printf("%d %d\n",i,j); </text:span></text:p>
      <text:p text:style-name="P2"><text:span text:style-name="T17"><text:tab/><text:s text:c="4"/>return 0; </text:span></text:p>
      <text:p text:style-name="P2"><text:span text:style-name="T17"><text:tab/>} // Output will be i = ten and j value will be garbage value or address of i</text:span></text:p>
      <text:p text:style-name="P2"><text:span text:style-name="T18"/></text:p>
      <text:p text:style-name="P2"><text:span text:style-name="T19">9)<text:tab/>int main() </text:span></text:p>
      <text:p text:style-name="P2"><text:span text:style-name="T19"><text:tab/>{ </text:span></text:p>
      <text:p text:style-name="P2"><text:span text:style-name="T19"><text:tab/><text:s text:c="4"/>float a=3.14; </text:span></text:p>
      <text:p text:style-name="P2"><text:span text:style-name="T19"><text:tab/><text:s text:c="4"/>char *j; </text:span></text:p>
      <text:p text:style-name="P2"><text:span text:style-name="T19"><text:tab/><text:s text:c="4"/>j = (char*)&amp;a; </text:span></text:p>
      <text:p text:style-name="P2"><text:span text:style-name="T19"><text:tab/><text:s text:c="4"/>printf("%d\n", *j); </text:span></text:p>
      <text:p text:style-name="P2"><text:span text:style-name="T19"><text:tab/><text:s text:c="4"/>return 0; </text:span></text:p>
      <text:p text:style-name="P2"><text:span text:style-name="T19"><text:tab/>}</text:span></text:p>
      <text:p text:style-name="P2"><text:span text:style-name="T20"/></text:p>
      <text:p text:style-name="P2"><text:span text:style-name="T21">10)<text:tab/>int main() </text:span></text:p>
      <text:p text:style-name="P2"><text:span text:style-name="T21"><text:tab/>{ </text:span></text:p>
      <text:p text:style-name="P2"><text:span text:style-name="T21"><text:tab/><text:s text:c="4"/>int x=30, *y, *z; </text:span></text:p>
      <text:p text:style-name="P2"><text:span text:style-name="T21"><text:tab/><text:s text:c="4"/>y=&amp;x;</text:span></text:p>
      <text:p text:style-name="P2"><text:span text:style-name="T21"><text:tab/><text:s text:c="4"/>z=y; </text:span></text:p>
      <text:p text:style-name="P2"><text:span text:style-name="T21"><text:tab/><text:s text:c="4"/>*y++=*z++; </text:span></text:p>
      <text:p text:style-name="P2"><text:span text:style-name="T21"><text:tab/><text:s text:c="4"/>x++; </text:span></text:p>
      <text:p text:style-name="P2"><text:span text:style-name="T21"><text:tab/><text:s text:c="4"/>printf("x=%d, y=%d, z=%d\n", x, y, z); </text:span></text:p>
      <text:p text:style-name="P2"><text:span text:style-name="T21"><text:tab/><text:s text:c="4"/>return 0; </text:span></text:p>
      <text:p text:style-name="P2"><text:span text:style-name="T21"><text:tab/>} --&gt; Output will be 31, address and address.</text:span></text:p>
      <text:p text:style-name="P2"><text:span text:style-name="T22"/></text:p>
      <text:p text:style-name="P2"><text:span text:style-name="T22"/></text:p>
      <text:p text:style-name="P2"><text:span text:style-name="T22"/></text:p>
      <text:p text:style-name="P2"><text:span text:style-name="T22"/></text:p>
      <text:p text:style-name="P2"><text:span text:style-name="T22"/></text:p>
      <text:p text:style-name="P2"><text:span text:style-name="T23">11)<text:tab/>int main() </text:span></text:p>
      <text:p text:style-name="P2"><text:span text:style-name="T23"><text:tab/>{ </text:span></text:p>
      <text:p text:style-name="P2"><text:span text:style-name="T23"><text:tab/><text:s text:c="4"/>char *str; </text:span></text:p>
      <text:p text:style-name="P2"><text:span text:style-name="T23"><text:tab/><text:s text:c="4"/>str = "%s"; </text:span></text:p>
      <text:p text:style-name="P2"><text:span text:style-name="T23"><text:tab/><text:s text:c="4"/>printf(str, "K\n"); </text:span></text:p>
      <text:p text:style-name="P2"><text:span text:style-name="T23"><text:tab/><text:s text:c="4"/>return 0; </text:span></text:p>
      <text:p text:style-name="P2"><text:span text:style-name="T23"><text:tab/>} --&gt; It'll print the K. as str is assigned as format specifier</text:span></text:p>
      <text:p text:style-name="P2"><text:span text:style-name="T24"/></text:p>
      <text:p text:style-name="P2"><text:span text:style-name="T25">12)<text:tab/>int main() </text:span></text:p>
      <text:p text:style-name="P2"><text:span text:style-name="T25"><text:tab/>{ </text:span></text:p>
      <text:p text:style-name="P2"><text:span text:style-name="T25"><text:tab/><text:s text:c="4"/>printf("%d\n", sizeof('*')); </text:span></text:p>
      <text:p text:style-name="P2"><text:span text:style-name="T25"><text:tab/><text:s text:c="4"/>return 0; </text:span></text:p>
      <text:p text:style-name="P2"><text:span text:style-name="T25"><text:tab/>} // Output - integar so 4 bytes</text:span></text:p>
      <text:p text:style-name="P2"><text:span text:style-name="T26"/></text:p>
      <text:p text:style-name="P2"><text:span text:style-name="T27">13)<text:tab/>int main() </text:span></text:p>
      <text:p text:style-name="P2"><text:span text:style-name="T27"><text:tab/>{ </text:span></text:p>
      <text:p text:style-name="P2"><text:span text:style-name="T27"><text:tab/><text:s text:c="4"/>char *str; </text:span></text:p>
      <text:p text:style-name="P2"><text:span text:style-name="T27"><text:tab/><text:s text:c="4"/>str = "%d\n"; </text:span></text:p>
      <text:p text:style-name="P2"><text:span text:style-name="T27"><text:tab/><text:s text:c="4"/>str++; </text:span></text:p>
      <text:p text:style-name="P2"><text:span text:style-name="T27"><text:tab/><text:s text:c="4"/>str++; </text:span></text:p>
      <text:p text:style-name="P2"><text:span text:style-name="T27"><text:tab/><text:s text:c="4"/>printf(str-2, 300); </text:span></text:p>
      <text:p text:style-name="P2"><text:span text:style-name="T27"><text:tab/><text:s text:c="4"/>return 0; </text:span></text:p>
      <text:p text:style-name="P2"><text:span text:style-name="T27"><text:tab/>} //o/p - Three Hundred</text:span></text:p>
      <text:p text:style-name="P2"><text:span text:style-name="T28"/></text:p>
      <text:p text:style-name="P2"><text:span text:style-name="T29">14)<text:tab/>#include &lt;stdio.h&gt; </text:span></text:p>
      <text:p text:style-name="P2"><text:span text:style-name="T29"><text:tab/>int main() </text:span></text:p>
      <text:p text:style-name="P2"><text:span text:style-name="T29"><text:tab/>{ </text:span></text:p>
      <text:p text:style-name="P2"><text:span text:style-name="T29"><text:tab/><text:tab/>int ival; </text:span></text:p>
      <text:p text:style-name="P2"><text:span text:style-name="T29"><text:tab/><text:tab/>char<text:tab/>cval; </text:span></text:p>
      <text:p text:style-name="P2"><text:span text:style-name="T29"><text:tab/><text:tab/>void<text:tab/>*ptr;<text:tab/> </text:span></text:p>
      <text:p text:style-name="P2"><text:span text:style-name="T29"><text:tab/><text:tab/>iVal=50; cval=65; </text:span></text:p>
      <text:p text:style-name="P2"><text:span text:style-name="T29"><text:tab/><text:tab/>ptr=&amp;ival; </text:span></text:p>
      <text:p text:style-name="P2"><text:span text:style-name="T29"><text:tab/><text:tab/>printf("value =%d,size= %d\n",*(int*)ptr,sizeof(ptr)); </text:span></text:p>
      <text:p text:style-name="P2"><text:span text:style-name="T29"><text:tab/><text:tab/>ptr=&amp;cval; </text:span></text:p>
      <text:p text:style-name="P2"><text:span text:style-name="T29"><text:tab/><text:tab/>printf("value =%d,size= %d\n",*(char*)ptr,sizeof(ptr)); </text:span></text:p>
      <text:p text:style-name="P2"><text:span text:style-name="T29"><text:tab/><text:tab/>return 0; </text:span></text:p>
      <text:p text:style-name="P2"><text:span text:style-name="T29"><text:tab/>} --&gt;size of ptr will be 4 and 4 the value is as it is.</text:span></text:p>
      <text:p text:style-name="P2"><text:span text:style-name="T30"/></text:p>
      <text:p text:style-name="P2"><text:span text:style-name="T31">15)<text:tab/>#include &lt;stdio.h&gt; </text:span></text:p>
      <text:p text:style-name="P2"><text:span text:style-name="T31"><text:tab/>int main() </text:span></text:p>
      <text:p text:style-name="P2"><text:span text:style-name="T31"><text:tab/>{ </text:span></text:p>
      <text:p text:style-name="P2"><text:span text:style-name="T31"><text:tab/><text:s text:c="4"/>void *ptr; </text:span></text:p>
      <text:p text:style-name="P2"><text:span text:style-name="T31"><text:tab/><text:s text:c="4"/>++ptr; </text:span></text:p>
      <text:p text:style-name="P2"><text:span text:style-name="T31"><text:tab/><text:s text:c="4"/>printf("%u",ptr); </text:span></text:p>
      <text:p text:style-name="P2"><text:span text:style-name="T31"><text:tab/><text:s text:c="4"/>return 0; </text:span></text:p>
      <text:p text:style-name="P2"><text:span text:style-name="T31"><text:tab/>} // - Output : To increment the pointer, we need to assign proper datatype.</text:span></text:p>
      <text:p text:style-name="P2"><text:span text:style-name="T32"/></text:p>
      <text:p text:style-name="P2"><text:span text:style-name="T32"/></text:p>
      <text:p text:style-name="P2"><text:span text:style-name="T32"/></text:p>
      <text:p text:style-name="P2"><text:span text:style-name="T33">16)<text:tab/>int main() </text:span></text:p>
      <text:p text:style-name="P2"><text:span text:style-name="T33"><text:tab/>{ </text:span></text:p>
      <text:p text:style-name="P2"><text:span text:style-name="T33"><text:tab/><text:s text:c="4"/>char ch=10; </text:span></text:p>
      <text:p text:style-name="P2"><text:span text:style-name="T33"><text:tab/><text:s text:c="4"/>void *ptr=&amp;ch; </text:span></text:p>
      <text:p text:style-name="P2"><text:span text:style-name="T33"><text:tab/><text:s text:c="4"/>printf("%d,%d",*(char*)ptr,++(*(char*)ptr)); </text:span></text:p>
      <text:p text:style-name="P2"><text:span text:style-name="T33"><text:tab/><text:s text:c="4"/>return 0; </text:span></text:p>
      <text:p text:style-name="P2"><text:span text:style-name="T33"><text:tab/>} // Output - left to right 11 and 11.</text:span></text:p>
      <text:p text:style-name="P2"><text:span text:style-name="T34"/></text:p>
      <text:p text:style-name="P2"><text:span text:style-name="T35">17)<text:tab/>int main() </text:span></text:p>
      <text:p text:style-name="P2"><text:span text:style-name="T35"><text:tab/>{ </text:span></text:p>
      <text:p text:style-name="P2"><text:span text:style-name="T35"><text:tab/>char ch = 'c'; </text:span></text:p>
      <text:p text:style-name="P2"><text:span text:style-name="T35"><text:tab/>char *chptr = &amp;ch; </text:span></text:p>
      <text:p text:style-name="P2"><text:span text:style-name="T35"><text:tab/>int i = 20; </text:span></text:p>
      <text:p text:style-name="P2"><text:span text:style-name="T35"><text:tab/>int *intptr = &amp;i; </text:span></text:p>
      <text:p text:style-name="P2"><text:span text:style-name="T35"><text:tab/>float f = 1.20000; </text:span></text:p>
      <text:p text:style-name="P2"><text:span text:style-name="T35"><text:tab/>float *fptr = &amp;f; </text:span></text:p>
      <text:p text:style-name="P2"><text:span text:style-name="T35"><text:tab/>char *ptr = "I am a string"; </text:span></text:p>
      <text:p text:style-name="P2"><text:span text:style-name="T35"><text:tab/>printf("[%c], [%d], [%f], [%c], [%s]\n", *chptr, *intptr, *fptr, *ptr, ptr); </text:span></text:p>
      <text:p text:style-name="P2"><text:span text:style-name="T35"><text:tab/>return 0; </text:span></text:p>
      <text:p text:style-name="P2"><text:span text:style-name="T35"><text:tab/>}</text:span></text:p>
      <text:p text:style-name="P2"><text:span text:style-name="T36"/></text:p>
      <text:p text:style-name="P2"><text:span text:style-name="T37">18)<text:tab/>int main() </text:span></text:p>
      <text:p text:style-name="P2"><text:span text:style-name="T37"><text:tab/>{ </text:span></text:p>
      <text:p text:style-name="P2"><text:span text:style-name="T37"><text:tab/> char *ptr = NULL; </text:span></text:p>
      <text:p text:style-name="P2"><text:span text:style-name="T37"><text:tab/> printf("%s",ptr); </text:span></text:p>
      <text:p text:style-name="P2"><text:span text:style-name="T37"><text:tab/> return 0; </text:span></text:p>
      <text:p text:style-name="P2"><text:span text:style-name="T37"><text:tab/>} // we assigned the pointer to NULL.</text:span></text:p>
      <text:p text:style-name="P2"><text:span text:style-name="T38"/></text:p>
      <text:p text:style-name="P2"><text:span text:style-name="T39">19)<text:tab/>int main(){ </text:span></text:p>
      <text:p text:style-name="P2"><text:span text:style-name="T39"><text:tab/><text:tab/>int *ptr, b; </text:span></text:p>
      <text:p text:style-name="P2"><text:span text:style-name="T39"><text:tab/><text:tab/>b = sizeof(ptr); </text:span></text:p>
      <text:p text:style-name="P2"><text:span text:style-name="T39"><text:tab/><text:tab/>printf("%d" , b); </text:span></text:p>
      <text:p text:style-name="P2"><text:span text:style-name="T39"><text:tab/><text:tab/>return 0; </text:span></text:p>
      <text:p text:style-name="P2"><text:span text:style-name="T39"><text:tab/>}</text:span></text:p>
      <text:p text:style-name="P2"><text:span text:style-name="T40"/></text:p>
      <text:p text:style-name="P2"><text:span text:style-name="T41">20)<text:tab/>int main(){ </text:span></text:p>
      <text:p text:style-name="P2"><text:span text:style-name="T41"><text:tab/><text:tab/>int a = 25, b; </text:span></text:p>
      <text:p text:style-name="P2"><text:span text:style-name="T41"><text:tab/><text:tab/>int *ptr, *ptr1; </text:span></text:p>
      <text:p text:style-name="P2"><text:span text:style-name="T41"><text:tab/><text:tab/>ptr = &amp;a; </text:span></text:p>
      <text:p text:style-name="P2"><text:span text:style-name="T41"><text:tab/><text:tab/>ptr1 = &amp;b; </text:span></text:p>
      <text:p text:style-name="P2"><text:span text:style-name="T41"><text:tab/><text:tab/>b = 36; </text:span></text:p>
      <text:p text:style-name="P2"><text:span text:style-name="T41"><text:tab/><text:tab/>printf("%d %d",*ptr, *ptr1); </text:span></text:p>
      <text:p text:style-name="P2"><text:span text:style-name="T41"><text:tab/><text:tab/>return 0; </text:span></text:p>
      <text:p text:style-name="P2"><text:span text:style-name="T41"><text:tab/>}</text:span></text:p>
      <text:p text:style-name="P2"><text:span text:style-name="T42"/></text:p>
      <text:p text:style-name="P2"><text:span text:style-name="T42"/></text:p>
      <text:p text:style-name="P2"><text:span text:style-name="T42"/></text:p>
      <text:p text:style-name="P2"><text:span text:style-name="T42"/></text:p>
      <text:p text:style-name="P2"><text:span text:style-name="T42"/></text:p>
      <text:p text:style-name="P2"><text:span text:style-name="T43">21)<text:tab/>int main(){ </text:span></text:p>
      <text:p text:style-name="P2"><text:span text:style-name="T43"><text:tab/><text:tab/>int *ptr = 2; </text:span></text:p>
      <text:p text:style-name="P2"><text:span text:style-name="T43"><text:tab/><text:tab/>printf("%d", sizeof(ptr)); </text:span></text:p>
      <text:p text:style-name="P2"><text:span text:style-name="T43"><text:tab/><text:tab/>return 0; </text:span></text:p>
      <text:p text:style-name="P2"><text:span text:style-name="T43"><text:tab/>}</text:span></text:p>
      <text:p text:style-name="P2"><text:span text:style-name="T44"/></text:p>
      <text:p text:style-name="P2"><text:span text:style-name="T45">22)<text:tab/>#include&lt;stdio.h&gt; </text:span></text:p>
      <text:p text:style-name="P2"><text:span text:style-name="T45"><text:tab/>int main(){ </text:span></text:p>
      <text:p text:style-name="P2"><text:span text:style-name="T45"><text:tab/><text:tab/>int *ptr; </text:span></text:p>
      <text:p text:style-name="P2"><text:span text:style-name="T45"><text:tab/><text:tab/>*ptr = 5; </text:span></text:p>
      <text:p text:style-name="P2"><text:span text:style-name="T45"><text:tab/><text:tab/>printf("%d" , *ptr); </text:span></text:p>
      <text:p text:style-name="P2"><text:span text:style-name="T45"><text:tab/><text:tab/>return 0; </text:span></text:p>
      <text:p text:style-name="P2"><text:span text:style-name="T45"><text:tab/>}</text:span></text:p>
      <text:p text:style-name="P2"><text:span text:style-name="T46"/></text:p>
      <text:p text:style-name="P2"><text:span text:style-name="T47">23)<text:tab/>int main(){ </text:span></text:p>
      <text:p text:style-name="P2"><text:span text:style-name="T47"><text:tab/><text:tab/>int a<text:s text:c="2"/>= 36; </text:span></text:p>
      <text:p text:style-name="P2"><text:span text:style-name="T47"><text:tab/><text:tab/>int *ptr; </text:span></text:p>
      <text:p text:style-name="P2"><text:span text:style-name="T47"><text:tab/><text:tab/>ptr = &amp;a; </text:span></text:p>
      <text:p text:style-name="P2"><text:span text:style-name="T47"><text:tab/><text:tab/>printf("%u %u", *&amp;ptr , &amp;*ptr); </text:span></text:p>
      <text:p text:style-name="P2"><text:span text:style-name="T47"><text:tab/><text:tab/>return 0; </text:span></text:p>
      <text:p text:style-name="P2"><text:span text:style-name="T47"><text:tab/>}// address of the a</text:span></text:p>
      <text:p text:style-name="P2"><text:span text:style-name="T48"/></text:p>
      <text:p text:style-name="P2"><text:span text:style-name="T49">24)<text:tab/>int main() </text:span></text:p>
      <text:p text:style-name="P2"><text:span text:style-name="T49"><text:tab/>{ </text:span></text:p>
      <text:p text:style-name="P2"><text:span text:style-name="T49"><text:tab/><text:tab/>printf("%d", sizeof(void *)); </text:span></text:p>
      <text:p text:style-name="P2"><text:span text:style-name="T49"><text:tab/><text:tab/>return 0; </text:span></text:p>
      <text:p text:style-name="P2"><text:span text:style-name="T49"><text:tab/>}</text:span></text:p>
      <text:p text:style-name="P2"><text:span text:style-name="T50"/></text:p>
      <text:p text:style-name="P2"><text:span text:style-name="T51">25)<text:tab/>int main() </text:span></text:p>
      <text:p text:style-name="P2"><text:span text:style-name="T51"><text:tab/>{ </text:span></text:p>
      <text:p text:style-name="P2"><text:span text:style-name="T51"><text:tab/> int a = 10, b = 6; </text:span></text:p>
      <text:p text:style-name="P2"><text:span text:style-name="T51"><text:tab/> int *ptr; </text:span></text:p>
      <text:p text:style-name="P2"><text:span text:style-name="T51"><text:tab/> ptr = &amp;b; </text:span></text:p>
      <text:p text:style-name="P2"><text:span text:style-name="T51"><text:tab/> printf(" %d ",<text:s text:c="2"/>*ptr+1); </text:span></text:p>
      <text:p text:style-name="P2"><text:span text:style-name="T51"><text:tab/> return 0; </text:span></text:p>
      <text:p text:style-name="P2"><text:span text:style-name="T51"><text:tab/>} // 7</text:span></text:p>
      <text:p text:style-name="P2"><text:span text:style-name="T52"/></text:p>
      <text:p text:style-name="P2"><text:span text:style-name="T53">26)<text:tab/>int main() </text:span></text:p>
      <text:p text:style-name="P2"><text:span text:style-name="T53"><text:tab/>{ </text:span></text:p>
      <text:p text:style-name="P2"><text:span text:style-name="T53"><text:tab/><text:tab/>char *ptr = "Pointer-to-String", i; </text:span></text:p>
      <text:p text:style-name="P2"><text:span text:style-name="T53"><text:tab/><text:tab/>printf("%s", ++ptr); </text:span></text:p>
      <text:p text:style-name="P2"><text:span text:style-name="T53"><text:tab/><text:tab/>return 0; </text:span></text:p>
      <text:p text:style-name="P2"><text:span text:style-name="T53"><text:tab/>} // ointer - to string</text:span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5">27)<text:tab/>int main() </text:span></text:p>
      <text:p text:style-name="P2"><text:span text:style-name="T55"><text:tab/>{ </text:span></text:p>
      <text:p text:style-name="P2"><text:span text:style-name="T55"><text:tab/><text:tab/>char *str = "His"; </text:span></text:p>
      <text:p text:style-name="P2"><text:span text:style-name="T55"><text:tab/><text:tab/>int i; </text:span></text:p>
      <text:p text:style-name="P2"><text:span text:style-name="T55"><text:tab/><text:tab/>for(i = 0; i &lt; strlen(str); i++) </text:span></text:p>
      <text:p text:style-name="P2"><text:span text:style-name="T55"><text:tab/><text:tab/>printf("%s", str++); </text:span></text:p>
      <text:p text:style-name="P2"><text:span text:style-name="T55"><text:tab/><text:tab/>return 0; </text:span></text:p>
      <text:p text:style-name="P2"><text:span text:style-name="T55"><text:tab/>}--&gt; first iteration His and 2nd iteration is and 3rd iteration - sz</text:span></text:p>
      <text:p text:style-name="P2"><text:span text:style-name="T56"/></text:p>
      <text:p text:style-name="P2"><text:span text:style-name="T57">28)<text:tab/>void main(){ </text:span></text:p>
      <text:p text:style-name="P2"><text:span text:style-name="T57"><text:tab/><text:tab/>char *p="Hello world"; </text:span></text:p>
      <text:p text:style-name="P2"><text:span text:style-name="T57"><text:tab/><text:tab/>int<text:s text:c="2"/>*q; </text:span></text:p>
      <text:p text:style-name="P2"><text:span text:style-name="T57"><text:tab/><text:tab/>p++;<text:s text:c="18"/></text:span></text:p>
      <text:p text:style-name="P2"><text:span text:style-name="T57"><text:tab/><text:tab/>q = (int *)p; </text:span></text:p>
      <text:p text:style-name="P2"><text:span text:style-name="T57"><text:tab/><text:tab/>q++;<text:s text:c="18"/></text:span></text:p>
      <text:p text:style-name="P2"><text:span text:style-name="T57"><text:tab/><text:tab/>printf("%s%s\n",p,q);</text:span></text:p>
      <text:p text:style-name="P2"><text:span text:style-name="T57"><text:tab/><text:s text:c="5"/>}<text:s text:c="2"/>-- Undefined behavioural , actually the q prints the "ello world &lt;garabage value&gt;" so the garbage place we can do replace with what currently the q memory locates </text:span></text:p>
      <text:p text:style-name="P2"><text:span text:style-name="T58"/></text:p>
      <text:p text:style-name="P2"><text:span text:style-name="T59">29)<text:tab/>int main() </text:span></text:p>
      <text:p text:style-name="P2"><text:span text:style-name="T59"><text:tab/>{<text:s text:c="3"/></text:span></text:p>
      <text:p text:style-name="P2"><text:span text:style-name="T59"><text:tab/><text:s text:c="4"/>int a = 5; </text:span></text:p>
      <text:p text:style-name="P2"><text:span text:style-name="T59"><text:tab/><text:s text:c="4"/>int *ptr ; </text:span></text:p>
      <text:p text:style-name="P2"><text:span text:style-name="T59"><text:tab/><text:s text:c="4"/>ptr = &amp;a; </text:span></text:p>
      <text:p text:style-name="P2"><text:span text:style-name="T59"><text:tab/><text:s text:c="4"/>*ptr = *ptr * 3; </text:span></text:p>
      <text:p text:style-name="P2"><text:span text:style-name="T59"><text:tab/><text:s text:c="4"/>printf("%d", a); </text:span></text:p>
      <text:p text:style-name="P2"><text:span text:style-name="T59"><text:tab/><text:s text:c="4"/>return 0; </text:span></text:p>
      <text:p text:style-name="P2"><text:span text:style-name="T59"><text:tab/>}<text:s text:c="2"/>//15</text:span></text:p>
      <text:p text:style-name="P2"><text:span text:style-name="T60"/></text:p>
      <text:p text:style-name="P2"><text:span text:style-name="T61">30)<text:tab/>int main() </text:span></text:p>
      <text:p text:style-name="P2"><text:span text:style-name="T61"><text:tab/>{ </text:span></text:p>
      <text:p text:style-name="P2"><text:span text:style-name="T61"><text:tab/><text:s text:c="4"/>int i = 6, *j, k; </text:span></text:p>
      <text:p text:style-name="P2"><text:span text:style-name="T61"><text:tab/><text:s text:c="4"/>j = &amp;i; </text:span></text:p>
      <text:p text:style-name="P2"><text:span text:style-name="T61"><text:tab/><text:s text:c="4"/>printf("%d\n", i * *j * i + *j); </text:span></text:p>
      <text:p text:style-name="P2"><text:span text:style-name="T61"><text:tab/><text:s text:c="4"/>return 0; </text:span></text:p>
      <text:p text:style-name="P2"><text:span text:style-name="T61"><text:tab/>} // 222</text:span></text:p>
      <text:p text:style-name="P2"><text:span text:style-name="T62"/></text:p>
      <text:p text:style-name="P2"><text:span text:style-name="T63">31)<text:tab/>int main() </text:span></text:p>
      <text:p text:style-name="P2"><text:span text:style-name="T63"><text:tab/>{ </text:span></text:p>
      <text:p text:style-name="P2"><text:span text:style-name="T63"><text:tab/><text:s text:c="4"/>int x = 20, *y, *z;<text:s text:c="4"/></text:span></text:p>
      <text:p text:style-name="P2"><text:span text:style-name="T63"><text:tab/><text:s text:c="4"/>y = &amp;x;<text:s text:c="3"/></text:span></text:p>
      <text:p text:style-name="P2"><text:span text:style-name="T63"><text:tab/><text:s text:c="4"/>z = y; </text:span></text:p>
      <text:p text:style-name="P2"><text:span text:style-name="T63"><text:tab/><text:s text:c="4"/>*y++;<text:s text:c="3"/></text:span></text:p>
      <text:p text:style-name="P2"><text:span text:style-name="T63"><text:tab/><text:s text:c="4"/>*z++; </text:span></text:p>
      <text:p text:style-name="P2"><text:span text:style-name="T63"><text:tab/><text:s text:c="4"/>x++; </text:span></text:p>
      <text:p text:style-name="P2"><text:span text:style-name="T63"><text:tab/><text:s text:c="4"/>printf("x = %d, y = %d, z = %d \n", x, y, z); </text:span></text:p>
      <text:p text:style-name="P2"><text:span text:style-name="T63"><text:tab/><text:s text:c="4"/>return 0; </text:span></text:p>
      <text:p text:style-name="P2"><text:span text:style-name="T63"><text:tab/>} // 21 , address, address</text:span></text:p>
      <text:p text:style-name="P2"><text:span text:style-name="T64"/></text:p>
      <text:p text:style-name="P2"><text:span text:style-name="T64"/></text:p>
      <text:p text:style-name="P2"><text:span text:style-name="T65">32)<text:tab/>int main() </text:span></text:p>
      <text:p text:style-name="P2"><text:span text:style-name="T65"><text:tab/>{ </text:span></text:p>
      <text:p text:style-name="P2"><text:span text:style-name="T65"><text:tab/><text:s text:c="4"/>char *str; </text:span></text:p>
      <text:p text:style-name="P2"><text:span text:style-name="T65"><text:tab/><text:s text:c="4"/>str = "%d\n"; </text:span></text:p>
      <text:p text:style-name="P2"><text:span text:style-name="T65"><text:tab/><text:s text:c="4"/>str++; </text:span></text:p>
      <text:p text:style-name="P2"><text:span text:style-name="T65"><text:tab/><text:s text:c="4"/>str++; </text:span></text:p>
      <text:p text:style-name="P2"><text:span text:style-name="T65"><text:tab/><text:s text:c="4"/>printf(str-2, 300); </text:span></text:p>
      <text:p text:style-name="P2"><text:span text:style-name="T65"><text:tab/><text:s text:c="4"/>return 0; </text:span></text:p>
      <text:p text:style-name="P2"><text:span text:style-name="T65"><text:tab/>} // the value or string</text:span></text:p>
      <text:p text:style-name="P2"><text:span text:style-name="T66"/></text:p>
      <text:p text:style-name="P2"><text:span text:style-name="T67">33)<text:tab/>#include &lt;stdio.h&gt; </text:span></text:p>
      <text:p text:style-name="P2"><text:span text:style-name="T67"><text:tab/>int main() </text:span></text:p>
      <text:p text:style-name="P2"><text:span text:style-name="T67"><text:tab/>{ </text:span></text:p>
      <text:p text:style-name="P2"><text:span text:style-name="T67"><text:tab/><text:s text:c="3"/>int num = 10; </text:span></text:p>
      <text:p text:style-name="P2"><text:span text:style-name="T67"><text:tab/><text:s text:c="3"/>int *p; </text:span></text:p>
      <text:p text:style-name="P2"><text:span text:style-name="T67"><text:tab/><text:s text:c="3"/>p = '#'; </text:span></text:p>
      <text:p text:style-name="P2"><text:span text:style-name="T67"><text:tab/><text:s text:c="3"/>printf("Address of variable num is: %p", p); </text:span></text:p>
      <text:p text:style-name="P2"><text:span text:style-name="T67"><text:tab/><text:s text:c="3"/>return 0; </text:span></text:p>
      <text:p text:style-name="P2"><text:span text:style-name="T67"><text:tab/>} // 23 which the value of<text:s text:c="2"/># Ascii.</text:span></text:p>
      <text:p text:style-name="P2"><text:span text:style-name="T68"/></text:p>
      <text:p text:style-name="P2"><text:span text:style-name="T69">34)<text:tab/>#include &lt;stdio.h&gt; </text:span></text:p>
      <text:p text:style-name="P2"><text:span text:style-name="T69"><text:tab/>int main() </text:span></text:p>
      <text:p text:style-name="P2"><text:span text:style-name="T69"><text:tab/>{ </text:span></text:p>
      <text:p text:style-name="P2"><text:span text:style-name="T69"><text:tab/>int *p; <text:tab/> </text:span></text:p>
      <text:p text:style-name="P2"><text:span text:style-name="T69"><text:tab/>printf("%d\n",*p); </text:span></text:p>
      <text:p text:style-name="P2"><text:span text:style-name="T69"><text:tab/>return 0; </text:span></text:p>
      <text:p text:style-name="P2"><text:span text:style-name="T69"><text:tab/>} //Zero</text:span></text:p>
      <text:p text:style-name="P2"><text:span text:style-name="T70"/></text:p>
      <text:p text:style-name="P2"><text:span text:style-name="T71">35)<text:tab/>#include&lt;stdio.h&gt; </text:span></text:p>
      <text:p text:style-name="P2"><text:span text:style-name="T71"><text:tab/>main() </text:span></text:p>
      <text:p text:style-name="P2"><text:span text:style-name="T71"><text:tab/>{ </text:span></text:p>
      <text:p text:style-name="P2"><text:span text:style-name="T71"><text:tab/><text:s text:c="4"/>float a = 10.2; </text:span></text:p>
      <text:p text:style-name="P2"><text:span text:style-name="T71"><text:tab/><text:s text:c="4"/>int *p = a; </text:span></text:p>
      <text:p text:style-name="P2"><text:span text:style-name="T71"><text:tab/><text:s text:c="4"/>printf("%d",*p); </text:span></text:p>
      <text:p text:style-name="P2"><text:span text:style-name="T71"><text:tab/>} // ERROR - Due to other data types.</text:span></text:p>
      <text:p text:style-name="P2"><text:span text:style-name="T72"/></text:p>
      <text:p text:style-name="P2"><text:span text:style-name="T73">36)<text:tab/>int main() </text:span></text:p>
      <text:p text:style-name="P2"><text:span text:style-name="T73"><text:tab/>{ </text:span></text:p>
      <text:p text:style-name="P2"><text:span text:style-name="T73"><text:tab/>char *p =(char *)0x55550005; </text:span></text:p>
      <text:p text:style-name="P2"><text:span text:style-name="T73"><text:tab/>char *q =(char *)0x53332225; </text:span></text:p>
      <text:p text:style-name="P2"><text:span text:style-name="T73"><text:tab/>*p = 80; </text:span></text:p>
      <text:p text:style-name="P2"><text:span text:style-name="T73"><text:tab/>(*p)++; </text:span></text:p>
      <text:p text:style-name="P2"><text:span text:style-name="T73"><text:tab/>printf("%d",*q); </text:span></text:p>
      <text:p text:style-name="P2"><text:span text:style-name="T73"><text:tab/>return 0; </text:span></text:p>
      <text:p text:style-name="P2"><text:span text:style-name="T73"><text:tab/>}// No OUTPUT</text:span></text:p>
      <text:p text:style-name="P2"><text:span text:style-name="T74"/></text:p>
      <text:p text:style-name="P2"><text:span text:style-name="T74"/></text:p>
      <text:p text:style-name="P2"><text:span text:style-name="T74"/></text:p>
      <text:p text:style-name="P2"><text:span text:style-name="T74"/></text:p>
      <text:p text:style-name="P2"><text:span text:style-name="T75">37)<text:tab/>#include&lt;stdio.h&gt; </text:span></text:p>
      <text:p text:style-name="P2"><text:span text:style-name="T75"><text:tab/>int main() </text:span></text:p>
      <text:p text:style-name="P2"><text:span text:style-name="T75"><text:tab/>{ </text:span></text:p>
      <text:p text:style-name="P2"><text:span text:style-name="T75"><text:tab/>int *a =(int *)0x59990005; </text:span></text:p>
      <text:p text:style-name="P2"><text:span text:style-name="T75"><text:tab/>int *b =(int *)0x</text:span><text:span text:style-name="T76">59990005</text:span><text:span text:style-name="T77">; </text:span></text:p>
      <text:p text:style-name="P2"><text:span text:style-name="T77"><text:tab/>if(a == b) </text:span></text:p>
      <text:p text:style-name="P2"><text:span text:style-name="T77"><text:tab/>printf("power of pointer"); </text:span></text:p>
      <text:p text:style-name="P2"><text:span text:style-name="T77"><text:tab/>else </text:span></text:p>
      <text:p text:style-name="P2"><text:span text:style-name="T77"><text:tab/>printf("power of c"); </text:span></text:p>
      <text:p text:style-name="P2"><text:span text:style-name="T77"><text:tab/>return 0; </text:span></text:p>
      <text:p text:style-name="P2"><text:span text:style-name="T77"><text:tab/>} // power of c </text:span></text:p>
      <text:p text:style-name="P2"><text:span text:style-name="T78"/></text:p>
      <text:p text:style-name="P2"><text:span text:style-name="T79">38)<text:tab/>int main(){ </text:span></text:p>
      <text:p text:style-name="P2"><text:span text:style-name="T79"><text:tab/>register a = 25; </text:span></text:p>
      <text:p text:style-name="P2"><text:span text:style-name="T79"><text:tab/>int *p; </text:span></text:p>
      <text:p text:style-name="P2"><text:span text:style-name="T79"><text:tab/>p=&amp;a; </text:span></text:p>
      <text:p text:style-name="P2"><text:span text:style-name="T79"><text:tab/>printf("%d ",*p); </text:span></text:p>
      <text:p text:style-name="P2"><text:span text:style-name="T79"><text:tab/>return 0; </text:span></text:p>
      <text:p text:style-name="P2"><text:span text:style-name="T79"><text:tab/>} //WE CAN'T ASSIGN ADDRESS TO THE REGISTER TYPE - ERROR!</text:span></text:p>
      <text:p text:style-name="P2"><text:span text:style-name="T80"/></text:p>
      <text:p text:style-name="P2"><text:span text:style-name="T81">39)<text:tab/>int main(){ </text:span></text:p>
      <text:p text:style-name="P2"><text:span text:style-name="T81"><text:tab/>int a = 10; </text:span></text:p>
      <text:p text:style-name="P2"><text:span text:style-name="T81"><text:tab/>void *p = &amp;a; </text:span></text:p>
      <text:p text:style-name="P2"><text:span text:style-name="T81"><text:tab/>int *ptr = p; </text:span></text:p>
      <text:p text:style-name="P2"><text:span text:style-name="T81"><text:tab/>printf("%u",*ptr); </text:span></text:p>
      <text:p text:style-name="P2"><text:span text:style-name="T81"><text:tab/>return 0; </text:span></text:p>
      <text:p text:style-name="P2"><text:span text:style-name="T81"><text:tab/>} // THE VALUE WILL BE PRINTED</text:span></text:p>
      <text:p text:style-name="P2"><text:span text:style-name="T82"/></text:p>
      <text:p text:style-name="P2"><text:span text:style-name="T83">40)<text:tab/>#include&lt;stdio.h&gt; </text:span></text:p>
      <text:p text:style-name="P2"><text:span text:style-name="T83"><text:tab/>int main() </text:span></text:p>
      <text:p text:style-name="P2"><text:span text:style-name="T83"><text:tab/>{ </text:span></text:p>
      <text:p text:style-name="P2"><text:span text:style-name="T83"><text:tab/>int * p , b; </text:span></text:p>
      <text:p text:style-name="P2"><text:span text:style-name="T83"><text:tab/>b = sizeof(p); </text:span></text:p>
      <text:p text:style-name="P2"><text:span text:style-name="T83"><text:tab/>printf("%d" , b); </text:span></text:p>
      <text:p text:style-name="P2"><text:span text:style-name="T83"><text:tab/>return 0; </text:span></text:p>
      <text:p text:style-name="P2"><text:span text:style-name="T83"><text:tab/>} // 4</text:span></text:p>
      <text:p text:style-name="P2"><text:span text:style-name="T84"/></text:p>
      <text:p text:style-name="P2"><text:span text:style-name="T85">41)<text:tab/>int main(){ </text:span></text:p>
      <text:p text:style-name="P2"><text:span text:style-name="T85"><text:tab/>int i = 5 , j; </text:span></text:p>
      <text:p text:style-name="P2"><text:span text:style-name="T85"><text:tab/>int *p , *q; </text:span></text:p>
      <text:p text:style-name="P2"><text:span text:style-name="T85"><text:tab/>p = &amp;i; </text:span></text:p>
      <text:p text:style-name="P2"><text:span text:style-name="T85"><text:tab/>q = &amp;j; </text:span></text:p>
      <text:p text:style-name="P2"><text:span text:style-name="T85"><text:tab/>j = 5; </text:span></text:p>
      <text:p text:style-name="P2"><text:span text:style-name="T85"><text:tab/>printf("%d %d",*p,*q); </text:span></text:p>
      <text:p text:style-name="P2"><text:span text:style-name="T85"><text:tab/>return 0; </text:span></text:p>
      <text:p text:style-name="P2"><text:span text:style-name="T85"><text:tab/>} 5, 5</text:span></text:p>
      <text:p text:style-name="P2"><text:span text:style-name="T86"/></text:p>
      <text:p text:style-name="P2"><text:span text:style-name="T86"/></text:p>
      <text:p text:style-name="P2"><text:span text:style-name="T86"/></text:p>
      <text:p text:style-name="P2"><text:span text:style-name="T87">42)<text:tab/>int main () </text:span></text:p>
      <text:p text:style-name="P2"><text:span text:style-name="T87"><text:tab/>{ </text:span></text:p>
      <text:p text:style-name="P2"><text:span text:style-name="T87"><text:tab/> int *a, *b; </text:span></text:p>
      <text:p text:style-name="P2"><text:span text:style-name="T87"><text:tab/> a = b = 4;</text:span></text:p>
      <text:p text:style-name="P2"><text:span text:style-name="T87"><text:tab/> b = a; </text:span></text:p>
      <text:p text:style-name="P2"><text:span text:style-name="T87"><text:tab/> printf ("%d %d %d %d", *a++, *b++, *a, *b); </text:span></text:p>
      <text:p text:style-name="P2"><text:span text:style-name="T87"><text:tab/>} //DIRECTLY WE CAN'T ASSIGN THE VALUE , POINTER TO INTEGAR.</text:span></text:p>
      <text:p text:style-name="P2"><text:span text:style-name="T88"/></text:p>
      <text:p text:style-name="P2"><text:span text:style-name="T89">43)<text:tab/>int main() </text:span></text:p>
      <text:p text:style-name="P2"><text:span text:style-name="T89"><text:tab/>{ </text:span></text:p>
      <text:p text:style-name="P2"><text:span text:style-name="T89"><text:tab/>int *num = 8; </text:span></text:p>
      <text:p text:style-name="P2"><text:span text:style-name="T89"><text:tab/>printf ("%d", num = num - 2); </text:span></text:p>
      <text:p text:style-name="P2"><text:span text:style-name="T89"><text:tab/>if (num != 0)<text:s text:c="2"/>//UNTIL ZERO THE VALUE THE LOOP CONTINUE THEN IT'LL PRINT ZERO</text:span></text:p>
      <text:p text:style-name="P2"><text:span text:style-name="T89"><text:tab/>main(); </text:span></text:p>
      <text:p text:style-name="P2"><text:span text:style-name="T89"><text:tab/>}</text:span></text:p>
      <text:p text:style-name="P2"><text:span text:style-name="T90"/></text:p>
      <text:p text:style-name="P2"><text:span text:style-name="T91">44)<text:tab/>int main() </text:span></text:p>
      <text:p text:style-name="P2"><text:span text:style-name="T91"><text:tab/>{ </text:span></text:p>
      <text:p text:style-name="P2"><text:span text:style-name="T91"><text:tab/>int x,*p=10; </text:span></text:p>
      <text:p text:style-name="P2"><text:span text:style-name="T91"><text:tab/>for(x=-1; x&lt;=10; x++) </text:span></text:p>
      <text:p text:style-name="P2"><text:span text:style-name="T91"><text:tab/>{ </text:span></text:p>
      <text:p text:style-name="P2"><text:span text:style-name="T91"><text:tab/>if(*p &lt; 5) </text:span></text:p>
      <text:p text:style-name="P2"><text:span text:style-name="T91"><text:tab/>continue; </text:span></text:p>
      <text:p text:style-name="P2"><text:span text:style-name="T91"><text:tab/>else </text:span></text:p>
      <text:p text:style-name="P2"><text:span text:style-name="T91"><text:tab/>break; </text:span></text:p>
      <text:p text:style-name="P2"><text:span text:style-name="T91"><text:tab/>printf("Placement Question"); </text:span></text:p>
      <text:p text:style-name="P2"><text:span text:style-name="T91"><text:tab/>} </text:span></text:p>
      <text:p text:style-name="P2"><text:span text:style-name="T91"><text:tab/>return 0; </text:span></text:p>
      <text:p text:style-name="P2"><text:span text:style-name="T91"><text:tab/>} //NOTHING WILL BE PRINTED AS OUTPUT</text:span></text:p>
      <text:p text:style-name="P2"><text:span text:style-name="T92"/></text:p>
      <text:p text:style-name="P2"><text:span text:style-name="T93">45)<text:tab/>int main()<text:s text:c="3"/></text:span></text:p>
      <text:p text:style-name="P2"><text:span text:style-name="T93"><text:tab/>{ </text:span></text:p>
      <text:p text:style-name="P2"><text:span text:style-name="T93"><text:tab/>int *p; </text:span></text:p>
      <text:p text:style-name="P2"><text:span text:style-name="T93"><text:tab/>printf("%d %d", sizeof(*&amp;p), sizeof((char*)p)); </text:span></text:p>
      <text:p text:style-name="P2"><text:span text:style-name="T93"><text:tab/>} //4 4 </text:span></text:p>
      <text:p text:style-name="P2"><text:span text:style-name="T94"/></text:p>
      <text:p text:style-name="P2"><text:span text:style-name="T95">46)<text:tab/>int main() </text:span></text:p>
      <text:p text:style-name="P2"><text:span text:style-name="T95"><text:tab/>{ </text:span></text:p>
      <text:p text:style-name="P2"><text:span text:style-name="T95"><text:tab/>int p = 10, q = 25; </text:span></text:p>
      <text:p text:style-name="P2"><text:span text:style-name="T95"><text:tab/>char *a = p++ + q++; </text:span></text:p>
      <text:p text:style-name="P2"><text:span text:style-name="T95"><text:tab/>char *b = ++p + ++q; </text:span></text:p>
      <text:p text:style-name="P2"><text:span text:style-name="T95"><text:tab/>printf("%d %d\n", p, q); </text:span></text:p>
      <text:p text:style-name="P2"><text:span text:style-name="T95"><text:tab/>}<text:s text:c="2"/>//12 AND 27 THE CURRENT VALUES OF P AND Q</text:span></text:p>
      <text:p text:style-name="P2"><text:span text:style-name="T96"/></text:p>
      <text:p text:style-name="P2"><text:span text:style-name="T97">47)<text:tab/>int main() </text:span></text:p>
      <text:p text:style-name="P2"><text:span text:style-name="T97"><text:tab/>{ </text:span></text:p>
      <text:p text:style-name="P2"><text:span text:style-name="T97"><text:tab/>int *x = 7538; </text:span></text:p>
      <text:p text:style-name="P2"><text:span text:style-name="T97"><text:tab/>printf("%d %d\n", x % 100, x / 10); </text:span></text:p>
      <text:p text:style-name="P2"><text:span text:style-name="T97"><text:tab/>} // WITHOUT DECLARING THE ADDRESS OF VALUE WE CANT ASSIGN THE VALUE DIRECTLY INTEGAR TO POINTER, ERROR!</text:span></text:p>
      <text:p text:style-name="P2"><text:span text:style-name="T98"/></text:p>
      <text:p text:style-name="P2"><text:span text:style-name="T99">48)<text:tab/>int main () </text:span></text:p>
      <text:p text:style-name="P2"><text:span text:style-name="T99"><text:tab/>{ </text:span></text:p>
      <text:p text:style-name="P2"><text:span text:style-name="T99"><text:tab/>int *p = 2; </text:span></text:p>
      <text:p text:style-name="P2"><text:span text:style-name="T99"><text:tab/>switch (*p) </text:span></text:p>
      <text:p text:style-name="P2"><text:span text:style-name="T99"><text:tab/>{ </text:span></text:p>
      <text:p text:style-name="P2"><text:span text:style-name="T99"><text:tab/>case 1:<text:tab/>printf ("D.W.Steyn"); </text:span></text:p>
      <text:p text:style-name="P2"><text:span text:style-name="T99"><text:tab/>case 2:printf (" M.G.Johnson"); </text:span></text:p>
      <text:p text:style-name="P2"><text:span text:style-name="T99"><text:tab/>case 3:printf (" Mohammad Asif"); </text:span></text:p>
      <text:p text:style-name="P2"><text:span text:style-name="T99"><text:tab/>default:printf (" M.Muralidaran"); </text:span></text:p>
      <text:p text:style-name="P2"><text:span text:style-name="T99"><text:tab/>} </text:span></text:p>
      <text:p text:style-name="P2"><text:span text:style-name="T99"><text:tab/>return 0; </text:span></text:p>
      <text:p text:style-name="P2"><text:span text:style-name="T99"><text:tab/>} // same as last one 47 th question so ERROR!</text:span></text:p>
      <text:p text:style-name="P2"><text:span text:style-name="T100"/></text:p>
      <text:p text:style-name="P2"><text:span text:style-name="T100"/></text:p>
      <text:p text:style-name="P2"><text:span text:style-name="T101">49)<text:tab/>int main () </text:span></text:p>
      <text:p text:style-name="P2"><text:span text:style-name="T101"><text:tab/>{ </text:span></text:p>
      <text:p text:style-name="P2"><text:span text:style-name="T101"><text:tab/>int x=2;<text:tab/> </text:span></text:p>
      <text:p text:style-name="P2"><text:span text:style-name="T101"><text:s text:c="2"/><text:tab/>int *p = &amp;x; </text:span></text:p>
      <text:p text:style-name="P2"><text:span text:style-name="T101"><text:s text:c="2"/><text:tab/>switch (x)</text:span></text:p>
      <text:p text:style-name="P2"><text:span text:style-name="T101"><text:tab/>{ </text:span></text:p>
      <text:p text:style-name="P2"><text:span text:style-name="T101"><text:tab/>case 1:<text:tab/>printf ("D.W.Steyn");break; </text:span></text:p>
      <text:p text:style-name="P2"><text:span text:style-name="T101"><text:tab/>case 2:printf (" M.G.Johnson"); break;</text:span></text:p>
      <text:p text:style-name="P2"><text:span text:style-name="T101"><text:tab/>case 3:printf (" Mohammad Asif"); </text:span></text:p>
      <text:p text:style-name="P2"><text:span text:style-name="T101"><text:tab/>default:printf (" M.Muralidaran"); </text:span></text:p>
      <text:p text:style-name="P2"><text:span text:style-name="T101"><text:tab/>} </text:span></text:p>
      <text:p text:style-name="P2"><text:span text:style-name="T101"><text:tab/>return 0; </text:span></text:p>
      <text:p text:style-name="P2"><text:span text:style-name="T101"><text:tab/>}</text:span></text:p>
      <text:p text:style-name="P2"><text:span text:style-name="T102"/></text:p>
      <text:p text:style-name="P2"><text:span text:style-name="T103">50)<text:tab/>int main() { </text:span></text:p>
      <text:p text:style-name="P2"><text:span text:style-name="T103"><text:tab/><text:s text:c="2"/>int m = -10, n = 20,*p,*q; </text:span></text:p>
      <text:p text:style-name="P2"><text:span text:style-name="T103"><text:tab/><text:s text:c="2"/>p=q=&amp;n; </text:span></text:p>
      <text:p text:style-name="P2"><text:span text:style-name="T103"><text:tab/><text:s text:c="2"/>n = (m &lt; 0) ? *p : *q; </text:span></text:p>
      <text:p text:style-name="P2"><text:span text:style-name="T103"><text:tab/><text:s text:c="2"/>printf("%d %d", m, n); </text:span></text:p>
      <text:p text:style-name="P2"><text:span text:style-name="T103"><text:tab/>} // AS IT IS.</text:span></text:p>
      <text:p text:style-name="P2"><text:span text:style-name="T104"/></text:p>
      <text:p text:style-name="P2"><text:span text:style-name="T104"/></text:p>
      <text:p text:style-name="P2"><text:span text:style-name="T105">51)<text:tab/>int main() { </text:span></text:p>
      <text:p text:style-name="P2"><text:span text:style-name="T105"><text:tab/>int i=0; </text:span></text:p>
      <text:p text:style-name="P2"><text:span text:style-name="T105"><text:tab/>int *p=&amp;i; </text:span></text:p>
      <text:p text:style-name="P2"><text:span text:style-name="T105"><text:tab/>for(;;) </text:span></text:p>
      <text:p text:style-name="P2"><text:span text:style-name="T105"><text:tab/>printf("%d",*p); </text:span></text:p>
      <text:p text:style-name="P2"><text:span text:style-name="T105"><text:tab/>return 0; </text:span></text:p>
      <text:p text:style-name="P2"><text:span text:style-name="T105"><text:tab/>} //iNFINITE LOOP ZERO ZERO....</text:span></text:p>
      <text:p text:style-name="P2"><text:span text:style-name="T106"/></text:p>
      <text:p text:style-name="P2"><text:span text:style-name="T106"/></text:p>
      <text:p text:style-name="P2"><text:span text:style-name="T106"/></text:p>
      <text:p text:style-name="P2"><text:span text:style-name="T106"/></text:p>
      <text:p text:style-name="P2"><text:span text:style-name="T106"/></text:p>
      <text:p text:style-name="P2"><text:span text:style-name="T107">52)<text:tab/>int main() { </text:span></text:p>
      <text:p text:style-name="P2"><text:span text:style-name="T107"><text:tab/>char c = '*'; </text:span></text:p>
      <text:p text:style-name="P2"><text:span text:style-name="T107"><text:tab/>switch (c) { </text:span></text:p>
      <text:p text:style-name="P2"><text:span text:style-name="T107"><text:tab/>default: printf("unknown colour "); </text:span></text:p>
      <text:p text:style-name="P2"><text:span text:style-name="T107"><text:tab/>case '*': case 'R': printf("Red"); </text:span></text:p>
      <text:p text:style-name="P2"><text:span text:style-name="T107"><text:tab/>case '+': case 'G': printf("Green "); break; </text:span></text:p>
      <text:p text:style-name="P2"><text:span text:style-name="T107"><text:tab/>case '-': case 'B': printf("Blue"); </text:span></text:p>
      <text:p text:style-name="P2"><text:span text:style-name="T107"><text:tab/>} </text:span></text:p>
      <text:p text:style-name="P2"><text:span text:style-name="T107"><text:tab/>} ///REDGREEN</text:span></text:p>
      <text:p text:style-name="P2"><text:span text:style-name="T108"/></text:p>
      <text:p text:style-name="P2"><text:span text:style-name="T109">53)<text:tab/> int main() { </text:span></text:p>
      <text:p text:style-name="P2"><text:span text:style-name="T109"><text:tab/> int x = 1,*p=0; </text:span></text:p>
      <text:p text:style-name="P2"><text:span text:style-name="T109"><text:tab/> while(*p == 0) </text:span></text:p>
      <text:p text:style-name="P2"><text:span text:style-name="T109"><text:tab/> printf("hello"); </text:span></text:p>
      <text:p text:style-name="P2"><text:span text:style-name="T109"><text:tab/> }// THE *p = zero , which is equals to NULL! so the program will crash before reaches the printf statement, also if pointer is NULL there is no memory allocation for it. NOTHING!</text:span></text:p>
      <text:p text:style-name="P2"><text:span text:style-name="T110"/></text:p>
      <text:p text:style-name="P2"><text:span text:style-name="T111">54)<text:tab/><text:s text:c="2"/>int main() { </text:span></text:p>
      <text:p text:style-name="P2"><text:span text:style-name="T111"><text:tab/><text:s text:c="2"/>int *x = 0, *y = 0; </text:span></text:p>
      <text:p text:style-name="P2"><text:span text:style-name="T111"><text:tab/><text:s text:c="2"/>if(*x &gt; 0) </text:span></text:p>
      <text:p text:style-name="P2"><text:span text:style-name="T111"><text:tab/><text:s text:c="2"/>if(*y &gt; 0) </text:span></text:p>
      <text:p text:style-name="P2"><text:span text:style-name="T111"><text:tab/><text:s text:c="2"/>printf("True"); </text:span></text:p>
      <text:p text:style-name="P2"><text:span text:style-name="T111"><text:tab/><text:s text:c="2"/>else </text:span></text:p>
      <text:p text:style-name="P2"><text:span text:style-name="T111"><text:tab/><text:s text:c="2"/>printf("False"); </text:span></text:p>
      <text:p text:style-name="P2"><text:span text:style-name="T111"><text:tab/> } // SAME AS LAST PROGRAM THE POINTER IS ASSIGNED TO ZERO WHICH IS NULL<text:s text:c="2"/>SO NOTHING! WILL BE PRINTED</text:span></text:p>
      <text:p text:style-name="P2"><text:span text:style-name="T112"/></text:p>
      <text:p text:style-name="P2"><text:span text:style-name="T113">55)<text:tab/>main() { </text:span></text:p>
      <text:p text:style-name="P2"><text:span text:style-name="T113"><text:tab/> int i = 2, *j; </text:span></text:p>
      <text:p text:style-name="P2"><text:span text:style-name="T113"><text:tab/> j = &amp;i; </text:span></text:p>
      <text:p text:style-name="P2"><text:span text:style-name="T113"><text:tab/> printf("%d", i**j*i+*j); </text:span></text:p>
      <text:p text:style-name="P2"><text:span text:style-name="T113"><text:tab/>} // ten </text:span></text:p>
      <text:p text:style-name="P2"><text:span text:style-name="T114"/></text:p>
      <text:p text:style-name="P2"><text:span text:style-name="T115">56)<text:tab/> main() { </text:span></text:p>
      <text:p text:style-name="P2"><text:span text:style-name="T115"><text:tab/> int i = 2, *j; </text:span></text:p>
      <text:p text:style-name="P2"><text:span text:style-name="T115"><text:tab/> *j = &amp;i; </text:span></text:p>
      <text:p text:style-name="P2"><text:span text:style-name="T115"><text:tab/> printf("%d", i**j*i+*j); </text:span></text:p>
      <text:p text:style-name="P2"><text:span text:style-name="T115"><text:tab/>}// Garbage or Address of the i</text:span></text:p>
      <text:p text:style-name="P2"><text:span text:style-name="T116"/></text:p>
      <text:p text:style-name="P2"><text:span text:style-name="T117">57)<text:tab/> int main() { </text:span></text:p>
      <text:p text:style-name="P2"><text:span text:style-name="T117"><text:tab/> int *x,*y,z; </text:span></text:p>
      <text:p text:style-name="P2"><text:span text:style-name="T117"><text:tab/> x = '1'-'0'; </text:span></text:p>
      <text:p text:style-name="P2"><text:span text:style-name="T117"><text:tab/> y = 'a'-'b'; </text:span></text:p>
      <text:p text:style-name="P2"><text:span text:style-name="T117"><text:tab/> z = *x + *y; </text:span></text:p>
      <text:p text:style-name="P2"><text:span text:style-name="T117"><text:tab/> printf("%d %d",z,x+y); </text:span></text:p>
      <text:p text:style-name="P2"><text:span text:style-name="T117"><text:tab/>} //ERROR! We can't assign the value pointer to an integar. without allocate the memory.</text:span></text:p>
      <text:p text:style-name="P2"><text:span text:style-name="T118"/></text:p>
      <text:p text:style-name="P2"><text:span text:style-name="T118"/></text:p>
      <text:p text:style-name="P2"><text:span text:style-name="T118"/></text:p>
      <text:p text:style-name="P2"><text:span text:style-name="T118"/></text:p>
      <text:p text:style-name="P2"><text:span text:style-name="T118"/></text:p>
      <text:p text:style-name="P2"><text:span text:style-name="T119">58)<text:tab/>main() </text:span></text:p>
      <text:p text:style-name="P2"><text:span text:style-name="T119"><text:tab/>{ </text:span></text:p>
      <text:p text:style-name="P2"><text:span text:style-name="T119"><text:tab/>char *P = "ayqm" ; </text:span></text:p>
      <text:p text:style-name="P2"><text:span text:style-name="T119"><text:tab/>char c; </text:span></text:p>
      <text:p text:style-name="P2"><text:span text:style-name="T119"><text:tab/>c = ++*p ; </text:span></text:p>
      <text:p text:style-name="P2"><text:span text:style-name="T119"><text:tab/>printf ("%c", c); </text:span></text:p>
      <text:p text:style-name="P2"><text:span text:style-name="T119"><text:tab/>} // this is called string literal so the storage class is read- only memory you can't modify so nothing will be printed or undefined error.</text:span></text:p>
      <text:p text:style-name="P2"><text:span text:style-name="T120"/></text:p>
      <text:p text:style-name="P2"><text:span text:style-name="T121">59)<text:tab/>main() </text:span></text:p>
      <text:p text:style-name="P2"><text:span text:style-name="T121"><text:tab/>{ </text:span></text:p>
      <text:p text:style-name="P2"><text:span text:style-name="T121"><text:tab/>char *P = "ayqm" ; </text:span></text:p>
      <text:p text:style-name="P2"><text:span text:style-name="T121"><text:tab/>char c; </text:span></text:p>
      <text:p text:style-name="P2"><text:span text:style-name="T121"><text:tab/>c = ++*P ;</text:span></text:p>
      <text:p text:style-name="P2"><text:span text:style-name="T121"><text:tab/>printf ("%c", c); </text:span></text:p>
      <text:p text:style-name="P2"><text:span text:style-name="T121"><text:tab/>} // same as last code. NOTHING!</text:span></text:p>
      <text:p text:style-name="P2"><text:span text:style-name="T122"/></text:p>
      <text:p text:style-name="P2"><text:span text:style-name="T123">60)<text:tab/>void main() </text:span></text:p>
      <text:p text:style-name="P2"><text:span text:style-name="T123"><text:tab/>{ </text:span></text:p>
      <text:p text:style-name="P2"><text:span text:style-name="T123"><text:tab/> int x=10,*y,*z; </text:span></text:p>
      <text:p text:style-name="P2"><text:span text:style-name="T123"><text:tab/> y=&amp;x; </text:span></text:p>
      <text:p text:style-name="P2"><text:span text:style-name="T123"><text:tab/> z=&amp;y; </text:span></text:p>
      <text:p text:style-name="P2"><text:span text:style-name="T123"><text:tab/> print f("%d%d%d\n",*y,*z,(*z)); </text:span></text:p>
      <text:p text:style-name="P2"><text:span text:style-name="T123"><text:tab/>} // Dereference of *y which is x value TEN and Dereference of *z which y so y value is address of X. same as next *z. in this context the y will not give the actual value. </text:span></text:p>
      <text:p text:style-name="P2"><text:span text:style-name="T124"/></text:p>
      <text:p text:style-name="P2"><text:span text:style-name="T125">61)<text:tab/>main() </text:span></text:p>
      <text:p text:style-name="P2"><text:span text:style-name="T125"><text:tab/>{ </text:span></text:p>
      <text:p text:style-name="P2"><text:span text:style-name="T125"><text:tab/>int a = 1, b=2, c=3; </text:span></text:p>
      <text:p text:style-name="P2"><text:span text:style-name="T125"><text:tab/>char *d = 0; </text:span></text:p>
      <text:p text:style-name="P2"><text:span text:style-name="T125"><text:tab/>if(a,b,c,d) </text:span></text:p>
      <text:p text:style-name="P2"><text:span text:style-name="T125"><text:tab/>printf("EXAM"); </text:span></text:p>
      <text:p text:style-name="P2"><text:span text:style-name="T125"><text:tab/>else </text:span></text:p>
      <text:p text:style-name="P2"><text:span text:style-name="T125"><text:tab/>printf("vector"); </text:span></text:p>
      <text:p text:style-name="P2"><text:span text:style-name="T125"><text:tab/>} // vector</text:span></text:p>
      <text:p text:style-name="P2"><text:span text:style-name="T126"/></text:p>
      <text:p text:style-name="P2"><text:span text:style-name="T127">62)<text:tab/>main() </text:span></text:p>
      <text:p text:style-name="P2"><text:span text:style-name="T127"><text:tab/>{ </text:span></text:p>
      <text:p text:style-name="P2"><text:span text:style-name="T127"><text:tab/>int a = 1, b=2, c=3; </text:span></text:p>
      <text:p text:style-name="P2"><text:span text:style-name="T127"><text:tab/>char *d = 0; </text:span></text:p>
      <text:p text:style-name="P2"><text:span text:style-name="T127"><text:tab/>if(*d,b,c,a) </text:span></text:p>
      <text:p text:style-name="P2"><text:span text:style-name="T127"><text:tab/>printf("EXAM"); </text:span></text:p>
      <text:p text:style-name="P2"><text:span text:style-name="T127"><text:tab/>else </text:span></text:p>
      <text:p text:style-name="P2"><text:span text:style-name="T127"><text:tab/>printf("vector"); </text:span></text:p>
      <text:p text:style-name="P2"><text:span text:style-name="T127"><text:tab/>} //EXAM</text:span></text:p>
      <text:p text:style-name="P2"><text:span text:style-name="T128"/></text:p>
      <text:p text:style-name="P2"><text:span text:style-name="T128"/></text:p>
      <text:p text:style-name="P2"><text:span text:style-name="T128"/></text:p>
      <text:p text:style-name="P2"><text:span text:style-name="T128"/></text:p>
      <text:p text:style-name="P2"><text:span text:style-name="T128"/></text:p>
      <text:p text:style-name="P2"><text:span text:style-name="T128"/></text:p>
      <text:p text:style-name="P2"><text:span text:style-name="T129">63)<text:tab/>main() </text:span></text:p>
      <text:p text:style-name="P2"><text:span text:style-name="T129"><text:tab/>{ </text:span></text:p>
      <text:p text:style-name="P2"><text:span text:style-name="T129"><text:tab/>int a=10,b=20; </text:span></text:p>
      <text:p text:style-name="P2"><text:span text:style-name="T129"><text:tab/>int *c=0; </text:span></text:p>
      <text:p text:style-name="P2"><text:span text:style-name="T129"><text:tab/>if(a&gt;c &amp;&amp; b&gt;c,c) </text:span></text:p>
      <text:p text:style-name="P2"><text:span text:style-name="T129"><text:tab/>printf("EXAM"); </text:span></text:p>
      <text:p text:style-name="P2"><text:span text:style-name="T129"><text:tab/>else </text:span></text:p>
      <text:p text:style-name="P2"><text:span text:style-name="T129"><text:tab/>printf("vector"); </text:span></text:p>
      <text:p text:style-name="P2"><text:span text:style-name="T129"><text:tab/>} //vector</text:span></text:p>
      <text:p text:style-name="P2"><text:span text:style-name="T130"/></text:p>
      <text:p text:style-name="P2"><text:span text:style-name="T131">64)<text:tab/>int main() </text:span></text:p>
      <text:p text:style-name="P2"><text:span text:style-name="T131"><text:tab/>{ </text:span></text:p>
      <text:p text:style-name="P2"><text:span text:style-name="T131"><text:tab/><text:s text:c="4"/>char *str; </text:span></text:p>
      <text:p text:style-name="P2"><text:span text:style-name="T131"><text:tab/><text:s text:c="4"/>str = "%c"; </text:span></text:p>
      <text:p text:style-name="P2"><text:span text:style-name="T131"><text:tab/><text:s text:c="4"/>printf(str+1, "Vj"); </text:span></text:p>
      <text:p text:style-name="P2"><text:span text:style-name="T131"><text:tab/><text:s text:c="4"/>return 0; </text:span></text:p>
      <text:p text:style-name="P2"><text:span text:style-name="T131"><text:tab/>} // In this string literal the second character is c so it'll print C</text:span></text:p>
      <text:p text:style-name="P2"><text:span text:style-name="T132"/></text:p>
      <text:p text:style-name="P2"><text:span text:style-name="T133">65)<text:tab/>int main() </text:span></text:p>
      <text:p text:style-name="P2"><text:span text:style-name="T133"><text:tab/>{ </text:span></text:p>
      <text:p text:style-name="P2"><text:span text:style-name="T133"><text:tab/><text:s text:c="4"/>char *str; </text:span></text:p>
      <text:p text:style-name="P2"><text:span text:style-name="T133"><text:tab/><text:s text:c="4"/>str = "%s"; </text:span></text:p>
      <text:p text:style-name="P2"><text:span text:style-name="T133"><text:tab/><text:s text:c="4"/>printf(str+1, "Vj"); </text:span></text:p>
      <text:p text:style-name="P2"><text:span text:style-name="T133"><text:tab/><text:s text:c="4"/>return 0; </text:span></text:p>
      <text:p text:style-name="P2"><text:span text:style-name="T133"><text:tab/>} // same as last code so output will be S.</text:span></text:p>
      <text:p text:style-name="P2"><text:span text:style-name="T134"/></text:p>
      <text:p text:style-name="P2"><text:span text:style-name="T135">66)<text:tab/>int main() </text:span></text:p>
      <text:p text:style-name="P2"><text:span text:style-name="T135"><text:tab/>{ </text:span></text:p>
      <text:p text:style-name="P2"><text:span text:style-name="T135"><text:tab/><text:s text:c="4"/>char *str; </text:span></text:p>
      <text:p text:style-name="P2"><text:span text:style-name="T135"><text:tab/><text:s text:c="4"/>str = "%s"; </text:span></text:p>
      <text:p text:style-name="P2"><text:span text:style-name="T135"><text:tab/><text:s text:c="4"/>printf(str, "Vj"); </text:span></text:p>
      <text:p text:style-name="P2"><text:span text:style-name="T135"><text:tab/><text:s text:c="4"/>return 0; </text:span></text:p>
      <text:p text:style-name="P2"><text:span text:style-name="T135"><text:tab/>} // Vj</text:span></text:p>
      <text:p text:style-name="P2"><text:span text:style-name="T136"/></text:p>
      <text:p text:style-name="P2"><text:span text:style-name="T137">67)<text:tab/>int main() </text:span></text:p>
      <text:p text:style-name="P2"><text:span text:style-name="T137"><text:tab/>{ </text:span></text:p>
      <text:p text:style-name="P2"><text:span text:style-name="T137"><text:tab/><text:s text:c="4"/>int i=1, *j, k; </text:span></text:p>
      <text:p text:style-name="P2"><text:span text:style-name="T137"><text:tab/><text:s text:c="4"/>j = &amp;i; </text:span></text:p>
      <text:p text:style-name="P2"><text:span text:style-name="T137"><text:tab/><text:s text:c="4"/>printf("%d\n", i**j*i+*j); </text:span></text:p>
      <text:p text:style-name="P2"><text:span text:style-name="T137"><text:tab/><text:s text:c="4"/>return 0; </text:span></text:p>
      <text:p text:style-name="P2"><text:span text:style-name="T137"><text:tab/>} //2</text:span></text:p>
      <text:p text:style-name="P2"><text:span text:style-name="T138"/></text:p>
      <text:p text:style-name="P2"><text:span text:style-name="T138"/></text:p>
      <text:p text:style-name="P2"><text:span text:style-name="T138"/></text:p>
      <text:p text:style-name="P2"><text:span text:style-name="T138"/></text:p>
      <text:p text:style-name="P2"><text:span text:style-name="T138"/></text:p>
      <text:p text:style-name="P2"><text:span text:style-name="T138"/></text:p>
      <text:p text:style-name="P2"><text:span text:style-name="T138"/></text:p>
      <text:p text:style-name="P2"><text:span text:style-name="T138"/></text:p>
      <text:p text:style-name="P2"><text:span text:style-name="T139">68)<text:tab/>int main() </text:span></text:p>
      <text:p text:style-name="P2"><text:span text:style-name="T139"><text:tab/>{ </text:span></text:p>
      <text:p text:style-name="P2"><text:span text:style-name="T139"><text:tab/>char *name = "vector"; </text:span></text:p>
      <text:p text:style-name="P2"><text:span text:style-name="T139"><text:tab/>printf ("%s",name); </text:span></text:p>
      <text:p text:style-name="P2"><text:span text:style-name="T139"><text:tab/>char *nm = "india"; </text:span></text:p>
      <text:p text:style-name="P2"><text:span text:style-name="T139"><text:tab/>name = nm; </text:span></text:p>
      <text:p text:style-name="P2"><text:span text:style-name="T139"><text:tab/>printf ("%s",name); </text:span></text:p>
      <text:p text:style-name="P2"><text:span text:style-name="T139"><text:tab/>} //vectorindia</text:span></text:p>
      <text:p text:style-name="P2"><text:span text:style-name="T140"/></text:p>
      <text:p text:style-name="P2"><text:span text:style-name="T141">69)<text:tab/>int main() </text:span></text:p>
      <text:p text:style-name="P2"><text:span text:style-name="T141"><text:tab/>{ </text:span></text:p>
      <text:p text:style-name="P2"><text:span text:style-name="T141"><text:tab/>int i=120; </text:span></text:p>
      <text:p text:style-name="P2"><text:span text:style-name="T141"><text:tab/>int *p =&amp;i; </text:span></text:p>
      <text:p text:style-name="P2"><text:span text:style-name="T141"><text:tab/>printf("%d\n",*p++); </text:span></text:p>
      <text:p text:style-name="P2"><text:span text:style-name="T141"><text:tab/>} // same value</text:span></text:p>
      <text:p text:style-name="P2"><text:span text:style-name="T142"/></text:p>
      <text:p text:style-name="P2"><text:span text:style-name="T143">70)<text:tab/>int main() </text:span></text:p>
      <text:p text:style-name="P2"><text:span text:style-name="T143"><text:tab/>{ </text:span></text:p>
      <text:p text:style-name="P2"><text:span text:style-name="T143"><text:tab/>char *mess={"Have","a","nice","day","Bye"}; </text:span></text:p>
      <text:p text:style-name="P2"><text:span text:style-name="T143"><text:tab/>printf("%d %d\n",sizeof(mess)); </text:span></text:p>
      <text:p text:style-name="P2"><text:span text:style-name="T143"><text:tab/>}//4</text:span></text:p>
      <text:p text:style-name="P2"><text:span text:style-name="T144"/></text:p>
      <text:p text:style-name="P2"><text:span text:style-name="T145">71)<text:tab/>int main() </text:span></text:p>
      <text:p text:style-name="P2"><text:span text:style-name="T145"><text:tab/>{ </text:span></text:p>
      <text:p text:style-name="P2"><text:span text:style-name="T145"><text:tab/>int a; </text:span></text:p>
      <text:p text:style-name="P2"><text:span text:style-name="T145"><text:tab/>char *p; </text:span></text:p>
      <text:p text:style-name="P2"><text:span text:style-name="T145"><text:tab/>a = sizeof(int) * p; </text:span></text:p>
      <text:p text:style-name="P2"><text:span text:style-name="T145"><text:tab/>printf("%d\n",a); </text:span></text:p>
      <text:p text:style-name="P2"><text:span text:style-name="T145"><text:tab/>} // undefined behaviour coz the p is uninitialized also it is tries to multiplies the value of int. ERROR!</text:span></text:p>
      <text:p text:style-name="P2"><text:span text:style-name="T146"/></text:p>
      <text:p text:style-name="P2"><text:span text:style-name="T147">72)<text:tab/>int main() </text:span></text:p>
      <text:p text:style-name="P2"><text:span text:style-name="T147"><text:tab/>{ </text:span></text:p>
      <text:p text:style-name="P2"><text:span text:style-name="T147"><text:tab/>int a=8,d; </text:span></text:p>
      <text:p text:style-name="P2"><text:span text:style-name="T147"><text:tab/>int *p; </text:span></text:p>
      <text:p text:style-name="P2"><text:span text:style-name="T147"><text:tab/>p=&amp;a; </text:span></text:p>
      <text:p text:style-name="P2"><text:span text:style-name="T147"><text:tab/>d=a/p; </text:span></text:p>
      <text:p text:style-name="P2"><text:span text:style-name="T147"><text:tab/>printf("%d\n",*d); </text:span></text:p>
      <text:p text:style-name="P2"><text:span text:style-name="T147"><text:tab/>} //ERROR!</text:span></text:p>
      <text:p text:style-name="P2"><text:span text:style-name="T148"/></text:p>
      <text:p text:style-name="P2"><text:span text:style-name="T149">73)<text:tab/>int main() </text:span></text:p>
      <text:p text:style-name="P2"><text:span text:style-name="T149"><text:tab/>{ </text:span></text:p>
      <text:p text:style-name="P2"><text:span text:style-name="T149"><text:tab/>char *a="Hello"; </text:span></text:p>
      <text:p text:style-name="P2"><text:span text:style-name="T149"><text:tab/>*a++ = 'h'; </text:span></text:p>
      <text:p text:style-name="P2"><text:span text:style-name="T149"><text:tab/>printf("%s\n",a); </text:span></text:p>
      <text:p text:style-name="P2"><text:span text:style-name="T149"><text:tab/>} // THE PROGRAM IS CRASHED OR ello. coz string literal which is read - only memory.</text:span></text:p>
      <text:p text:style-name="P2"><text:span text:style-name="T150"/></text:p>
      <text:p text:style-name="P2"><text:span text:style-name="T150"/></text:p>
      <text:p text:style-name="P2"><text:span text:style-name="T150"/></text:p>
      <text:p text:style-name="P2"><text:span text:style-name="T150"/></text:p>
      <text:p text:style-name="P2"><text:span text:style-name="T151">74)<text:tab/>int main() </text:span></text:p>
      <text:p text:style-name="P2"><text:span text:style-name="T151"><text:tab/>{ </text:span></text:p>
      <text:p text:style-name="P2"><text:span text:style-name="T151"><text:tab/>int *P=10; </text:span></text:p>
      <text:p text:style-name="P2"><text:span text:style-name="T151"><text:tab/>printf("%d\n",p); </text:span></text:p>
      <text:p text:style-name="P2"><text:span text:style-name="T151"><text:tab/>}</text:span></text:p>
      <text:p text:style-name="P2"><text:span text:style-name="T152"/></text:p>
      <text:p text:style-name="P2"><text:span text:style-name="T153">75)<text:tab/>main() </text:span></text:p>
      <text:p text:style-name="P2"><text:span text:style-name="T153"><text:tab/>{ </text:span></text:p>
      <text:p text:style-name="P2"><text:span text:style-name="T153"><text:tab/>int k = 5; </text:span></text:p>
      <text:p text:style-name="P2"><text:span text:style-name="T153"><text:tab/>int *p = &amp;k; </text:span></text:p>
      <text:p text:style-name="P2"><text:span text:style-name="T153"><text:tab/>int **m = &amp;p; </text:span></text:p>
      <text:p text:style-name="P2"><text:span text:style-name="T153"><text:tab/>printf("%d %d %d\n", k, *p, (*m)); </text:span></text:p>
      <text:p text:style-name="P2"><text:span text:style-name="T153"><text:tab/>}// 5 5 address</text:span></text:p>
      <text:p text:style-name="P2"><text:span text:style-name="T154"/></text:p>
      <text:p text:style-name="P2"><text:span text:style-name="T155">76)<text:tab/>main() </text:span></text:p>
      <text:p text:style-name="P2"><text:span text:style-name="T155"><text:tab/>{ </text:span></text:p>
      <text:p text:style-name="P2"><text:span text:style-name="T155"><text:tab/>char *p; </text:span></text:p>
      <text:p text:style-name="P2"><text:span text:style-name="T155"><text:tab/>int *q; </text:span></text:p>
      <text:p text:style-name="P2"><text:span text:style-name="T155"><text:tab/>long *r; </text:span></text:p>
      <text:p text:style-name="P2"><text:span text:style-name="T155"><text:tab/>p=q=r=0; </text:span></text:p>
      <text:p text:style-name="P2"><text:span text:style-name="T155"><text:tab/>p++; </text:span></text:p>
      <text:p text:style-name="P2"><text:span text:style-name="T155"><text:tab/>q++; </text:span></text:p>
      <text:p text:style-name="P2"><text:span text:style-name="T155"><text:tab/>r++; </text:span></text:p>
      <text:p text:style-name="P2"><text:span text:style-name="T155"><text:tab/>printf("%p %p %p",p,q,r); </text:span></text:p>
      <text:p text:style-name="P2"><text:span text:style-name="T155"><text:tab/>}//</text:span><text:span text:style-name="T156">0001 0004 0004</text:span><text:span text:style-name="T157"/></text:p>
      <text:p text:style-name="P2"><text:span text:style-name="T158"/></text:p>
      <text:p text:style-name="P2"><text:span text:style-name="T159">77)<text:tab/>int main() </text:span></text:p>
      <text:p text:style-name="P2"><text:span text:style-name="T159"><text:tab/>{ </text:span></text:p>
      <text:p text:style-name="P2"><text:span text:style-name="T159"><text:tab/>char *cptr,c; </text:span></text:p>
      <text:p text:style-name="P2"><text:span text:style-name="T159"><text:tab/>void *vptr,v; </text:span></text:p>
      <text:p text:style-name="P2"><text:span text:style-name="T159"><text:tab/>c=10; v=0; </text:span></text:p>
      <text:p text:style-name="P2"><text:span text:style-name="T159"><text:tab/>cptr=&amp;c; </text:span></text:p>
      <text:p text:style-name="P2"><text:span text:style-name="T159"><text:tab/>vptr=&amp;v; </text:span></text:p>
      <text:p text:style-name="P2"><text:span text:style-name="T159"><text:tab/>printf("%c %d",c,v); </text:span></text:p>
      <text:p text:style-name="P2"><text:span text:style-name="T159"><text:tab/>return 0; </text:span></text:p>
      <text:p text:style-name="P2"><text:span text:style-name="T159"><text:tab/>} // Error coz v is declared as void</text:span></text:p>
      <text:p text:style-name="P2"><text:span text:style-name="T160"/></text:p>
      <text:p text:style-name="P2"><text:span text:style-name="T161">78)<text:tab/>int main(){ </text:span></text:p>
      <text:p text:style-name="P2"><text:span text:style-name="T161"><text:tab/>void *vp; </text:span></text:p>
      <text:p text:style-name="P2"><text:span text:style-name="T161"><text:tab/>char ch = 'g', *cp = "goofy"; </text:span></text:p>
      <text:p text:style-name="P2"><text:span text:style-name="T161"><text:tab/>int j = 20; </text:span></text:p>
      <text:p text:style-name="P2"><text:span text:style-name="T161"><text:tab/>vp = &amp;ch; </text:span></text:p>
      <text:p text:style-name="P2"><text:span text:style-name="T161"><text:tab/>printf("%c", *(char *)vp); </text:span></text:p>
      <text:p text:style-name="P2"><text:span text:style-name="T161"><text:tab/>vp = &amp;j; </text:span></text:p>
      <text:p text:style-name="P2"><text:span text:style-name="T161"><text:tab/>printf("%d",*(int *)vp); </text:span></text:p>
      <text:p text:style-name="P2"><text:span text:style-name="T161"><text:tab/>vp = cp; </text:span></text:p>
      <text:p text:style-name="P2"><text:span text:style-name="T161"><text:tab/>printf("%s",(char *)vp + 3); </text:span></text:p>
      <text:p text:style-name="P2"><text:span text:style-name="T161"><text:tab/>} //g2Ofy</text:span></text:p>
      <text:p text:style-name="P2"><text:span text:style-name="T162"/></text:p>
      <text:p text:style-name="P2"><text:span text:style-name="T163">79)<text:tab/>int main() </text:span></text:p>
      <text:p text:style-name="P2"><text:span text:style-name="T163"><text:tab/>{ </text:span></text:p>
      <text:p text:style-name="P2"><text:span text:style-name="T163"><text:tab/>char *p; </text:span></text:p>
      <text:p text:style-name="P2"><text:span text:style-name="T163"><text:tab/>p="%d\n"; </text:span></text:p>
      <text:p text:style-name="P2"><text:span text:style-name="T163"><text:tab/>p++; p++; </text:span></text:p>
      <text:p text:style-name="P2"><text:span text:style-name="T163"><text:tab/>printf(p-2,333); </text:span></text:p>
      <text:p text:style-name="P2"><text:span text:style-name="T163"><text:tab/>return 0; </text:span></text:p>
      <text:p text:style-name="P2"><text:span text:style-name="T163"><text:tab/>}//333 like above one string program</text:span></text:p>
      <text:p text:style-name="P2"><text:span text:style-name="T164"/></text:p>
      <text:p text:style-name="P2"><text:span text:style-name="T165">80)<text:tab/>main() </text:span></text:p>
      <text:p text:style-name="P2"><text:span text:style-name="T165"><text:tab/>{ </text:span></text:p>
      <text:p text:style-name="P2"><text:span text:style-name="T165"><text:tab/>char *q=”hello”; </text:span></text:p>
      <text:p text:style-name="P2"><text:span text:style-name="T165"><text:tab/>int j; </text:span></text:p>
      <text:p text:style-name="P2"><text:span text:style-name="T165"><text:tab/>for (j=0; j&lt;3; j++) </text:span></text:p>
      <text:p text:style-name="P2"><text:span text:style-name="T165"><text:tab/>printf("%c" ,*(q+j)); </text:span></text:p>
      <text:p text:style-name="P2"><text:span text:style-name="T165"><text:tab/>} //hel but also checck the quotations.</text:span></text:p>
      <text:p text:style-name="P2"><text:span text:style-name="T166"/></text:p>
      <text:p text:style-name="P2"><text:span text:style-name="T167">81)<text:tab/>void main() </text:span></text:p>
      <text:p text:style-name="P2"><text:span text:style-name="T167"><text:tab/>{ </text:span></text:p>
      <text:p text:style-name="P2"><text:span text:style-name="T167"><text:tab/>void *v; </text:span></text:p>
      <text:p text:style-name="P2"><text:span text:style-name="T167"><text:tab/>int integer=2; </text:span></text:p>
      <text:p text:style-name="P2"><text:span text:style-name="T167"><text:tab/>int *i=&amp;integer; </text:span></text:p>
      <text:p text:style-name="P2"><text:span text:style-name="T167"><text:tab/>v=i; </text:span></text:p>
      <text:p text:style-name="P2"><text:span text:style-name="T167"><text:tab/>printf("%d",(int*)*v); </text:span></text:p>
      <text:p text:style-name="P2"><text:span text:style-name="T167"><text:tab/>} error wrong typecasting</text:span></text:p>
      <text:p text:style-name="P2"><text:span text:style-name="T168"/></text:p>
      <text:p text:style-name="P2"><text:span text:style-name="T169">82)<text:tab/>main() </text:span></text:p>
      <text:p text:style-name="P2"><text:span text:style-name="T169"><text:tab/>{ </text:span></text:p>
      <text:p text:style-name="P2"><text:span text:style-name="T169"><text:tab/>char *p = "gsm"; </text:span></text:p>
      <text:p text:style-name="P2"><text:span text:style-name="T169"><text:tab/>printf("%c",++*(p++)); </text:span></text:p>
      <text:p text:style-name="P2"><text:span text:style-name="T169"><text:tab/>} //string literal so NOTHING!</text:span></text:p>
      <text:p text:style-name="P2"><text:span text:style-name="T170"/></text:p>
      <text:p text:style-name="P2"><text:span text:style-name="T171">83)<text:tab/>main() </text:span></text:p>
      <text:p text:style-name="P2"><text:span text:style-name="T171"><text:tab/>{ </text:span></text:p>
      <text:p text:style-name="P2"><text:span text:style-name="T171"><text:tab/>char *p = "program"; </text:span></text:p>
      <text:p text:style-name="P2"><text:span text:style-name="T171"><text:tab/>char c; </text:span></text:p>
      <text:p text:style-name="P2"><text:span text:style-name="T171"><text:tab/>c = ++*p++; </text:span></text:p>
      <text:p text:style-name="P2"><text:span text:style-name="T171"><text:tab/>printf("%c",c); </text:span></text:p>
      <text:p text:style-name="P2"><text:span text:style-name="T171"><text:tab/>} // read-only memory so nothing program crashed</text:span></text:p>
      <text:p text:style-name="P2"><text:span text:style-name="T172"/></text:p>
      <text:p text:style-name="P2"><text:span text:style-name="T172"/></text:p>
      <text:p text:style-name="P2"><text:span text:style-name="T172"/></text:p>
      <text:p text:style-name="P2"><text:span text:style-name="T172"/></text:p>
      <text:p text:style-name="P2"><text:span text:style-name="T172"/></text:p>
      <text:p text:style-name="P2"><text:span text:style-name="T172"/></text:p>
      <text:p text:style-name="P2"><text:span text:style-name="T173">84)<text:tab/>main() </text:span></text:p>
      <text:p text:style-name="P2"><text:span text:style-name="T173"><text:tab/>{ </text:span></text:p>
      <text:p text:style-name="P2"><text:span text:style-name="T173"><text:tab/>char *p = "program"; </text:span></text:p>
      <text:p text:style-name="P2"><text:span text:style-name="T173"><text:tab/>char c; </text:span></text:p>
      <text:p text:style-name="P2"><text:span text:style-name="T173"><text:tab/>c = *(++p);<text:s text:c="2"/>//proper typecating so </text:span></text:p>
      <text:p text:style-name="P2"><text:span text:style-name="T173"><text:tab/>printf("%c\n",c); </text:span></text:p>
      <text:p text:style-name="P2"><text:span text:style-name="T173"><text:tab/>} /output will be r</text:span></text:p>
      <text:p text:style-name="P2"><text:span text:style-name="T174"/></text:p>
      <text:p text:style-name="P2"><text:span text:style-name="T175">85)<text:tab/>main() </text:span></text:p>
      <text:p text:style-name="P2"><text:span text:style-name="T175"><text:tab/>{ </text:span></text:p>
      <text:p text:style-name="P2"><text:span text:style-name="T175"><text:tab/>int a=2,*f1,*f2; </text:span></text:p>
      <text:p text:style-name="P2"><text:span text:style-name="T175"><text:tab/>f1=f2=&amp;a; </text:span></text:p>
      <text:p text:style-name="P2"><text:span text:style-name="T175"><text:tab/>*f2+=*f2+=a+=2.5; </text:span></text:p>
      <text:p text:style-name="P2"><text:span text:style-name="T175"><text:tab/>printf("%d %d %d\n",a,*f1,*f2); </text:span></text:p>
      <text:p text:style-name="P2"><text:span text:style-name="T175"><text:tab/>}<text:s text:c="2"/>// 2.5 is discarded to 2 so, 4 + 4 + 4 = 16.</text:span></text:p>
      <text:p text:style-name="P2"><text:span text:style-name="T176"/></text:p>
      <text:p text:style-name="P2"><text:span text:style-name="T177">86)<text:tab/>main() </text:span></text:p>
      <text:p text:style-name="P2"><text:span text:style-name="T177"><text:tab/>{ </text:span></text:p>
      <text:p text:style-name="P2"><text:span text:style-name="T177"><text:tab/>int i=257; </text:span></text:p>
      <text:p text:style-name="P2"><text:span text:style-name="T177"><text:tab/>int *iptr = &amp;i; </text:span></text:p>
      <text:p text:style-name="P2"><text:span text:style-name="T177"><text:tab/>printf("%d %d", *((char*)iptr), *((char*)iptr+1) ); </text:span></text:p>
      <text:p text:style-name="P2"><text:span text:style-name="T177"><text:tab/>} // char pointer so the values are 1 1 </text:span></text:p>
      <text:p text:style-name="P2"><text:span text:style-name="T178"/></text:p>
      <text:p text:style-name="P2"><text:span text:style-name="T179">87)<text:tab/>main() </text:span></text:p>
      <text:p text:style-name="P2"><text:span text:style-name="T179"><text:tab/>{ </text:span></text:p>
      <text:p text:style-name="P2"><text:span text:style-name="T179"><text:tab/>int i=258; </text:span></text:p>
      <text:p text:style-name="P2"><text:span text:style-name="T179"><text:tab/>int *iptr = &amp;i; </text:span></text:p>
      <text:p text:style-name="P2"><text:span text:style-name="T179"><text:tab/>printf("%d %d", *((char*)iptr), *((char*)iptr+1) ); </text:span></text:p>
      <text:p text:style-name="P2"><text:span text:style-name="T179"><text:tab/>} 2 1 memory representation of lsb for 258 is<text:s text:c="2"/>O X O2 and OXO1 </text:span></text:p>
      <text:p text:style-name="P2"><text:span text:style-name="T180"/></text:p>
      <text:p text:style-name="P2"><text:span text:style-name="T181">88)<text:tab/>main() </text:span></text:p>
      <text:p text:style-name="P2"><text:span text:style-name="T181"><text:tab/>{ </text:span></text:p>
      <text:p text:style-name="P2"><text:span text:style-name="T181"><text:tab/>char * str = "hello"; </text:span></text:p>
      <text:p text:style-name="P2"><text:span text:style-name="T181"><text:tab/>char * ptr = str; </text:span></text:p>
      <text:p text:style-name="P2"><text:span text:style-name="T181"><text:tab/>char least = 127; </text:span></text:p>
      <text:p text:style-name="P2"><text:span text:style-name="T181"><text:tab/>while (*ptr++) </text:span></text:p>
      <text:p text:style-name="P2"><text:span text:style-name="T181"><text:tab/>least = (*ptr,printf("%d,",least)); </text:span></text:p>
      <text:p text:style-name="P2"><text:span text:style-name="T181"><text:tab/>} 127,4,4,4,</text:span></text:p>
      <text:p text:style-name="P2"><text:span text:style-name="T182"/></text:p>
      <text:p text:style-name="P2"><text:span text:style-name="T183">89)<text:tab/>int main() </text:span></text:p>
      <text:p text:style-name="P2"><text:span text:style-name="T183"><text:tab/>{ </text:span></text:p>
      <text:p text:style-name="P2"><text:span text:style-name="T183"><text:tab/>int a = 10,*j; </text:span></text:p>
      <text:p text:style-name="P2"><text:span text:style-name="T183"><text:tab/>void *k; </text:span></text:p>
      <text:p text:style-name="P2"><text:span text:style-name="T183"><text:tab/>j = &amp;a; </text:span></text:p>
      <text:p text:style-name="P2"><text:span text:style-name="T183"><text:tab/>k = &amp;a; </text:span></text:p>
      <text:p text:style-name="P2"><text:span text:style-name="T183"><text:tab/>*j++; </text:span></text:p>
      <text:p text:style-name="P2"><text:span text:style-name="T183"><text:tab/>printf("%d",*j); </text:span></text:p>
      <text:p text:style-name="P2"><text:span text:style-name="T183"><text:tab/>printf("%d" ,*k); </text:span></text:p>
      <text:p text:style-name="P2"><text:span text:style-name="T183"><text:tab/>} //ERROR K unspecified data type pointer. or &lt;address&gt;&lt;ten&gt;</text:span></text:p>
      <text:p text:style-name="P2"><text:span text:style-name="T184"/></text:p>
      <text:p text:style-name="P2"><text:span text:style-name="T185">90)<text:tab/>void main() </text:span></text:p>
      <text:p text:style-name="P2"><text:span text:style-name="T185"><text:tab/>{ </text:span></text:p>
      <text:p text:style-name="P2"><text:span text:style-name="T185"><text:tab/>int *a; </text:span></text:p>
      <text:p text:style-name="P2"><text:span text:style-name="T185"><text:tab/>*a= 7; </text:span></text:p>
      <text:p text:style-name="P2"><text:span text:style-name="T185"><text:tab/>printf("%d",a); </text:span></text:p>
      <text:p text:style-name="P2"><text:span text:style-name="T185"><text:tab/>} //Address</text:span></text:p>
      <text:p text:style-name="P2"><text:span text:style-name="T186"/></text:p>
      <text:p text:style-name="P2"><text:span text:style-name="T187">91)<text:tab/>main() </text:span></text:p>
      <text:p text:style-name="P2"><text:span text:style-name="T187"><text:tab/>{ </text:span></text:p>
      <text:p text:style-name="P2"><text:span text:style-name="T187"><text:tab/>int u1,u2; </text:span></text:p>
      <text:p text:style-name="P2"><text:span text:style-name="T187"><text:tab/>int v=3; </text:span></text:p>
      <text:p text:style-name="P2"><text:span text:style-name="T187"><text:tab/>int *pv; </text:span></text:p>
      <text:p text:style-name="P2"><text:span text:style-name="T187"><text:tab/>u1=2*(v+5); </text:span></text:p>
      <text:p text:style-name="P2"><text:span text:style-name="T187"><text:tab/>pv=&amp;v; </text:span></text:p>
      <text:p text:style-name="P2"><text:span text:style-name="T187"><text:tab/>u2=2*(*pv + 5); </text:span></text:p>
      <text:p text:style-name="P2"><text:span text:style-name="T187"><text:tab/>printf("u1=%d, u2=%d", u1, u2); </text:span></text:p>
      <text:p text:style-name="P2"><text:span text:style-name="T187"><text:tab/>} // 16 16</text:span></text:p>
      <text:p text:style-name="P2"><text:span text:style-name="T188"/></text:p>
      <text:p text:style-name="P2"><text:span text:style-name="T189">92)<text:tab/>int main() { </text:span></text:p>
      <text:p text:style-name="P2"><text:span text:style-name="T189"><text:tab/>int x=30, *y, *z; </text:span></text:p>
      <text:p text:style-name="P2"><text:span text:style-name="T189"><text:tab/>y = &amp;x; </text:span></text:p>
      <text:p text:style-name="P2"><text:span text:style-name="T189"><text:tab/>z = y; </text:span></text:p>
      <text:p text:style-name="P2"><text:span text:style-name="T189"><text:tab/>*y= *z; </text:span></text:p>
      <text:p text:style-name="P2"><text:span text:style-name="T189"><text:tab/>x++; </text:span></text:p>
      <text:p text:style-name="P2"><text:span text:style-name="T189"><text:tab/>printf("x=%d, y=%u, z=%u\n", x, *y, z); </text:span></text:p>
      <text:p text:style-name="P2"><text:span text:style-name="T189"><text:tab/>return 0; </text:span></text:p>
      <text:p text:style-name="P2"><text:span text:style-name="T189"><text:tab/>} //31 31 address</text:span></text:p>
      <text:p text:style-name="P2"><text:span text:style-name="T190"/></text:p>
      <text:p text:style-name="P2"><text:span text:style-name="T191">93)<text:tab/>main() </text:span></text:p>
      <text:p text:style-name="P2"><text:span text:style-name="T191"><text:tab/>{ </text:span></text:p>
      <text:p text:style-name="P2"><text:span text:style-name="T191"><text:tab/>char *p="s""Hello"; </text:span></text:p>
      <text:p text:style-name="P2"><text:span text:style-name="T191"><text:tab/>printf("%s",p); </text:span></text:p>
      <text:p text:style-name="P2"><text:span text:style-name="T191"><text:tab/>} //shello</text:span></text:p>
      <text:p text:style-name="P2"><text:span text:style-name="T192"/></text:p>
      <text:p text:style-name="P2"><text:span text:style-name="T193">94)<text:tab/>main() </text:span></text:p>
      <text:p text:style-name="P2"><text:span text:style-name="T193"><text:tab/>{ </text:span></text:p>
      <text:p text:style-name="P2"><text:span text:style-name="T193"><text:tab/>int n;<text:s text:c="15"/></text:span></text:p>
      <text:p text:style-name="P2"><text:span text:style-name="T193"><text:tab/>int *p;<text:s text:c="4"/><text:tab/><text:s text:c="5"/></text:span></text:p>
      <text:p text:style-name="P2"><text:span text:style-name="T193"><text:tab/>p = &amp;n;<text:s text:c="7"/></text:span></text:p>
      <text:p text:style-name="P2"><text:span text:style-name="T193"><text:tab/>*p = 2;<text:s text:c="5"/></text:span></text:p>
      <text:p text:style-name="P2"><text:span text:style-name="T193"><text:tab/>*p = *p + *p; </text:span></text:p>
      <text:p text:style-name="P2"><text:span text:style-name="T193"><text:tab/>printf("%d\n",*p); </text:span></text:p>
      <text:p text:style-name="P2"><text:span text:style-name="T193"><text:tab/>} //4</text:span></text:p>
      <text:p text:style-name="P2"><text:span text:style-name="T194"/></text:p>
      <text:p text:style-name="P2"><text:span text:style-name="T194"/></text:p>
      <text:p text:style-name="P2"><text:span text:style-name="T194"/></text:p>
      <text:p text:style-name="P2"><text:span text:style-name="T194"/></text:p>
      <text:p text:style-name="P2"><text:span text:style-name="T194"/></text:p>
      <text:p text:style-name="P2"><text:span text:style-name="T195">95)<text:tab/>main() </text:span></text:p>
      <text:p text:style-name="P2"><text:span text:style-name="T195"><text:tab/>{ </text:span></text:p>
      <text:p text:style-name="P2"><text:span text:style-name="T195"><text:tab/>int a=10,b=10; </text:span></text:p>
      <text:p text:style-name="P2"><text:span text:style-name="T195"><text:tab/>a=b+NULL; </text:span></text:p>
      <text:p text:style-name="P2"><text:span text:style-name="T195"><text:tab/>printf("%d",*a+*b); </text:span></text:p>
      <text:p text:style-name="P2"><text:span text:style-name="T195"><text:tab/>} // ERROR! Typecasting...</text:span></text:p>
      <text:p text:style-name="P2"><text:span text:style-name="T196"/></text:p>
      <text:p text:style-name="P2"><text:span text:style-name="T197">96)<text:tab/>main() </text:span></text:p>
      <text:p text:style-name="P2"><text:span text:style-name="T197"><text:tab/>{ </text:span></text:p>
      <text:p text:style-name="P2"><text:span text:style-name="T197"><text:tab/>char *str; </text:span></text:p>
      <text:p text:style-name="P2"><text:span text:style-name="T197"><text:tab/>str=0xb800000000; </text:span></text:p>
      <text:p text:style-name="P2"><text:span text:style-name="T197"><text:tab/>*str='A'; </text:span></text:p>
      <text:p text:style-name="P2"><text:span text:style-name="T197"><text:tab/>printf("%s",str); </text:span></text:p>
      <text:p text:style-name="P2"><text:span text:style-name="T197"><text:tab/>} //Code crashed </text:span></text:p>
      <text:p text:style-name="P2"><text:span text:style-name="T198"/></text:p>
      <text:p text:style-name="P2"><text:span text:style-name="T199">97)<text:tab/>main() </text:span></text:p>
      <text:p text:style-name="P2"><text:span text:style-name="T199"><text:tab/>{ </text:span></text:p>
      <text:p text:style-name="P2"><text:span text:style-name="T199"><text:tab/>char *a=0x00000120; </text:span></text:p>
      <text:p text:style-name="P2"><text:span text:style-name="T199"><text:tab/>char *b=0x00100020; </text:span></text:p>
      <text:p text:style-name="P2"><text:span text:style-name="T199"><text:tab/>char *c=0x00120000; </text:span></text:p>
      <text:p text:style-name="P2"><text:span text:style-name="T199"><text:tab/>if(a==b) </text:span></text:p>
      <text:p text:style-name="P2"><text:span text:style-name="T199"><text:tab/>printf("Hi"); </text:span></text:p>
      <text:p text:style-name="P2"><text:span text:style-name="T199"><text:tab/>if(a==c) </text:span></text:p>
      <text:p text:style-name="P2"><text:span text:style-name="T199"><text:tab/>printf("Hello"); </text:span></text:p>
      <text:p text:style-name="P2"><text:span text:style-name="T199"><text:tab/>if(b==c) </text:span></text:p>
      <text:p text:style-name="P2"><text:span text:style-name="T199"><text:tab/>printf("welcome"); </text:span></text:p>
      <text:p text:style-name="P2"><text:span text:style-name="T199"><text:tab/>if(a&gt;b &amp;&amp; a&gt;c &amp;&amp; b&gt;c) </text:span></text:p>
      <text:p text:style-name="P2"><text:span text:style-name="T199"><text:tab/>printf("bye"); </text:span></text:p>
      <text:p text:style-name="P2"><text:span text:style-name="T199"><text:tab/>else </text:span></text:p>
      <text:p text:style-name="P2"><text:span text:style-name="T199"><text:tab/>printf("vector"); </text:span></text:p>
      <text:p text:style-name="P2"><text:span text:style-name="T199"><text:tab/>} //vector</text:span></text:p>
      <text:p text:style-name="P2"><text:span text:style-name="T200"/></text:p>
      <text:p text:style-name="P2"><text:span text:style-name="T201">98)<text:tab/>main() </text:span></text:p>
      <text:p text:style-name="P2"><text:span text:style-name="T201"><text:tab/>{ </text:span></text:p>
      <text:p text:style-name="P2"><text:span text:style-name="T201"><text:tab/>char *a=0x00000120; </text:span></text:p>
      <text:p text:style-name="P2"><text:span text:style-name="T201"><text:tab/>char *b=0x00100020; </text:span></text:p>
      <text:p text:style-name="P2"><text:span text:style-name="T201"><text:tab/>char *c=0x00120000; </text:span></text:p>
      <text:p text:style-name="P2"><text:span text:style-name="T201"><text:tab/>if(a!=b) </text:span></text:p>
      <text:p text:style-name="P2"><text:span text:style-name="T201"><text:tab/>printf("Hi"); </text:span></text:p>
      <text:p text:style-name="P2"><text:span text:style-name="T201"><text:tab/>return; </text:span></text:p>
      <text:p text:style-name="P2"><text:span text:style-name="T201"><text:tab/>if(a!=c) </text:span></text:p>
      <text:p text:style-name="P2"><text:span text:style-name="T201"><text:tab/>printf("Hello"); </text:span></text:p>
      <text:p text:style-name="P2"><text:span text:style-name="T201"><text:tab/>if(b!=c) </text:span></text:p>
      <text:p text:style-name="P2"><text:span text:style-name="T201"><text:tab/>printf("welcome"); </text:span></text:p>
      <text:p text:style-name="P2"><text:span text:style-name="T201"><text:tab/>if(!(a&gt;b &amp;&amp; a&gt;c &amp;&amp; b&gt;c)) </text:span></text:p>
      <text:p text:style-name="P2"><text:span text:style-name="T201"><text:tab/>printf("bye"); </text:span></text:p>
      <text:p text:style-name="P2"><text:span text:style-name="T201"><text:tab/>else </text:span></text:p>
      <text:p text:style-name="P2"><text:span text:style-name="T201"><text:tab/>printf("vector"); </text:span></text:p>
      <text:p text:style-name="P2"><text:span text:style-name="T201"><text:tab/>} //Hi</text:span></text:p>
      <text:p text:style-name="P2"><text:span text:style-name="T202"/></text:p>
      <text:p text:style-name="P2"><text:span text:style-name="T203">99)<text:tab/>main() </text:span></text:p>
      <text:p text:style-name="P2"><text:span text:style-name="T203"><text:tab/>{ </text:span></text:p>
      <text:p text:style-name="P2"><text:span text:style-name="T203"><text:tab/>char *a=0x00000120; </text:span></text:p>
      <text:p text:style-name="P2"><text:span text:style-name="T203"><text:tab/>char *b=0x00100020; </text:span></text:p>
      <text:p text:style-name="P2"><text:span text:style-name="T203"><text:tab/>char *c=0x00120000; </text:span></text:p>
      <text:p text:style-name="P2"><text:span text:style-name="T203"><text:tab/>if(a!=b) {</text:span></text:p>
      <text:p text:style-name="P2"><text:span text:style-name="T203"><text:tab/>printf("Hi"); </text:span></text:p>
      <text:p text:style-name="P2"><text:span text:style-name="T203"><text:tab/>break; }</text:span></text:p>
      <text:p text:style-name="P2"><text:span text:style-name="T203"><text:tab/>if(a!=c) </text:span></text:p>
      <text:p text:style-name="P2"><text:span text:style-name="T203"><text:tab/>printf("Hello"); </text:span></text:p>
      <text:p text:style-name="P2"><text:span text:style-name="T203"><text:tab/>if(b!=c) </text:span></text:p>
      <text:p text:style-name="P2"><text:span text:style-name="T203"><text:tab/>printf("welcome"); </text:span></text:p>
      <text:p text:style-name="P2"><text:span text:style-name="T203"><text:tab/>if(!(a&gt;b &amp;&amp; a&gt;c &amp;&amp; b&gt;c)) </text:span></text:p>
      <text:p text:style-name="P2"><text:span text:style-name="T203"><text:tab/>printf("bye"); </text:span></text:p>
      <text:p text:style-name="P2"><text:span text:style-name="T203"><text:tab/>else </text:span></text:p>
      <text:p text:style-name="P2"><text:span text:style-name="T203"><text:tab/>printf("vector"); </text:span></text:p>
      <text:p text:style-name="P2"><text:span text:style-name="T203"><text:tab/>} //error , coz there is no loop , so we shouldn't use break</text:span></text:p>
      <text:p text:style-name="P2"><text:span text:style-name="T204"/></text:p>
      <text:p text:style-name="P2"><text:span text:style-name="T205">100)<text:tab/>main() </text:span></text:p>
      <text:p text:style-name="P2"><text:span text:style-name="T205"><text:tab/>{ </text:span></text:p>
      <text:p text:style-name="P2"><text:span text:style-name="T205"><text:tab/>printf("main"); </text:span></text:p>
      <text:p text:style-name="P2"><text:span text:style-name="T205"><text:tab/>char *a=0x00000120; </text:span></text:p>
      <text:p text:style-name="P2"><text:span text:style-name="T205"><text:tab/>char *b=0x00100020; </text:span></text:p>
      <text:p text:style-name="P2"><text:span text:style-name="T205"><text:tab/>char *c=0x00120000; </text:span></text:p>
      <text:p text:style-name="P2"><text:span text:style-name="T205"><text:tab/>return; </text:span></text:p>
      <text:p text:style-name="P2"><text:span text:style-name="T205"><text:tab/>if(a!=b) </text:span></text:p>
      <text:p text:style-name="P2"><text:span text:style-name="T205"><text:tab/>printf("Hi"); </text:span></text:p>
      <text:p text:style-name="P2"><text:span text:style-name="T205"><text:tab/>if(a!=c) </text:span></text:p>
      <text:p text:style-name="P2"><text:span text:style-name="T205"><text:tab/>printf("Hello"); </text:span></text:p>
      <text:p text:style-name="P2"><text:span text:style-name="T205"><text:tab/>if(b!=c) </text:span></text:p>
      <text:p text:style-name="P2"><text:span text:style-name="T205"><text:tab/>printf("welcome"); </text:span></text:p>
      <text:p text:style-name="P2"><text:span text:style-name="T205"><text:tab/>if(!(a&gt;b &amp;&amp; a&gt;c &amp;&amp; b&gt;c)) </text:span></text:p>
      <text:p text:style-name="P2"><text:span text:style-name="T205"><text:tab/>printf("bye"); </text:span></text:p>
      <text:p text:style-name="P2"><text:span text:style-name="T205"><text:tab/>else </text:span></text:p>
      <text:p text:style-name="P2"><text:span text:style-name="T205"><text:tab/>printf("vector"); </text:span></text:p>
      <text:p text:style-name="P2"><text:span text:style-name="T205"><text:tab/>} //main</text:span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6"/></text:p>
      <text:p text:style-name="P2"><text:span text:style-name="T207">Answers: </text:span></text:p>
      <text:p text:style-name="P2"><text:span text:style-name="T207">--------- </text:span></text:p>
      <text:p text:style-name="P2"><text:span text:style-name="T208"/></text:p>
      <text:p text:style-name="P2"><text:span text:style-name="T209">1)C </text:span></text:p>
      <text:p text:style-name="P2"><text:span text:style-name="T209">2)10 </text:span></text:p>
      <text:p text:style-name="P2"><text:span text:style-name="T209">3)0.000000 </text:span></text:p>
      <text:p text:style-name="P2"><text:span text:style-name="T209">4)compile error </text:span></text:p>
      <text:p text:style-name="P2"><text:span text:style-name="T209">5)JACK </text:span></text:p>
      <text:p text:style-name="P2"><text:span text:style-name="T209">6)hello </text:span></text:p>
      <text:p text:style-name="P2"><text:span text:style-name="T209">7)segmentation fault </text:span></text:p>
      <text:p text:style-name="P2"><text:span text:style-name="T209">8)10,Garbage </text:span></text:p>
      <text:p text:style-name="P2"><text:span text:style-name="T209">9)-61 </text:span></text:p>
      <text:p text:style-name="P2"><text:span text:style-name="T209">10)31,Garbage,Garbage </text:span></text:p>
      <text:p text:style-name="P2"><text:span text:style-name="T209">11)k </text:span></text:p>
      <text:p text:style-name="P2"><text:span text:style-name="T209">12)4 </text:span></text:p>
      <text:p text:style-name="P2"><text:span text:style-name="T209">13)300 </text:span></text:p>
      <text:p text:style-name="P2"><text:span text:style-name="T209">14)50,4 65,4 </text:span></text:p>
      <text:p text:style-name="P2"><text:span text:style-name="T209">15)Garbage </text:span></text:p>
      <text:p text:style-name="P2"><text:span text:style-name="T209">16)11,11 </text:span></text:p>
      <text:p text:style-name="P2"><text:span text:style-name="T209">17)[c], [20], [1.200000], [I], [I am a string] </text:span></text:p>
      <text:p text:style-name="P2"><text:span text:style-name="T209">18)compile error </text:span></text:p>
      <text:p text:style-name="P2"><text:span text:style-name="T209">19)4 </text:span></text:p>
      <text:p text:style-name="P2"><text:span text:style-name="T209">20)25,36 </text:span></text:p>
      <text:p text:style-name="P2"><text:span text:style-name="T209">21)4 </text:span></text:p>
      <text:p text:style-name="P2"><text:span text:style-name="T209">22)5 </text:span></text:p>
      <text:p text:style-name="P2"><text:span text:style-name="T209">23)Garbage,Garbage </text:span></text:p>
      <text:p text:style-name="P2"><text:span text:style-name="T209">24)4 </text:span></text:p>
      <text:p text:style-name="P2"><text:span text:style-name="T209">25)7 </text:span></text:p>
      <text:p text:style-name="P2"><text:span text:style-name="T209">26)ointer-to-String </text:span></text:p>
      <text:p text:style-name="P2"><text:span text:style-name="T209">27)Hisis </text:span></text:p>
      <text:p text:style-name="P2"><text:span text:style-name="T209">28)ello world world </text:span></text:p>
      <text:p text:style-name="P2"><text:span text:style-name="T209">29)15 </text:span></text:p>
      <text:p text:style-name="P2"><text:span text:style-name="T209">30)222 </text:span></text:p>
      <text:p text:style-name="P2"><text:span text:style-name="T209">31)21,Garbage,Garbage </text:span></text:p>
      <text:p text:style-name="P2"><text:span text:style-name="T209">32)300 </text:span></text:p>
      <text:p text:style-name="P2"><text:span text:style-name="T209">33)0x23 </text:span></text:p>
      <text:p text:style-name="P2"><text:span text:style-name="T209">34)1748392 </text:span></text:p>
      <text:p text:style-name="P2"><text:span text:style-name="T209">35)compile error </text:span></text:p>
      <text:p text:style-name="P2"><text:span text:style-name="T209">36)segmentation fault </text:span></text:p>
      <text:p text:style-name="P2"><text:span text:style-name="T209">37)power of c </text:span></text:p>
      <text:p text:style-name="P2"><text:span text:style-name="T209">38)compile error </text:span></text:p>
      <text:p text:style-name="P2"><text:span text:style-name="T209">39)10 </text:span></text:p>
      <text:p text:style-name="P2"><text:span text:style-name="T209">40)4 </text:span></text:p>
      <text:p text:style-name="P2"><text:span text:style-name="T209">41)5,5 </text:span></text:p>
      <text:p text:style-name="P2"><text:span text:style-name="T209">42)segmentaion fault </text:span></text:p>
      <text:p text:style-name="P2"><text:span text:style-name="T209">43)0 </text:span></text:p>
      <text:p text:style-name="P2"><text:span text:style-name="T209">44)segmentaion fault </text:span></text:p>
      <text:p text:style-name="P2"><text:span text:style-name="T209">45)4,4 </text:span></text:p>
      <text:p text:style-name="P2"><text:span text:style-name="T209">46)12,27 </text:span></text:p>
      <text:p text:style-name="P2"><text:span text:style-name="T209">47)compile error </text:span></text:p>
      <text:p text:style-name="P2"><text:span text:style-name="T209">48)segmentaion fault </text:span></text:p>
      <text:p text:style-name="P2"><text:span text:style-name="T209">49)ashok </text:span></text:p>
      <text:p text:style-name="P2"><text:span text:style-name="T209">50)-10,20 </text:span></text:p>
      <text:p text:style-name="P2"><text:span text:style-name="T209">51)infinite </text:span></text:p>
      <text:p text:style-name="P2"><text:span text:style-name="T209">52)Red Green </text:span></text:p>
      <text:p text:style-name="P2"><text:span text:style-name="T209">53)segmentation fault </text:span></text:p>
      <text:p text:style-name="P2"><text:span text:style-name="T209">54)segmentation fault </text:span></text:p>
      <text:p text:style-name="P2"><text:span text:style-name="T209">55)10 </text:span></text:p>
      <text:p text:style-name="P2"><text:span text:style-name="T209">56)Garbage </text:span></text:p>
      <text:p text:style-name="P2"><text:span text:style-name="T209">57)compile error </text:span></text:p>
      <text:p text:style-name="P2"><text:span text:style-name="T209">58)compile error </text:span></text:p>
      <text:p text:style-name="P2"><text:span text:style-name="T209">59)segmentation fault </text:span></text:p>
      <text:p text:style-name="P2"><text:span text:style-name="T209">60)10,Garbage,Garbage </text:span></text:p>
      <text:p text:style-name="P2"><text:span text:style-name="T209">61)vector </text:span></text:p>
      <text:p text:style-name="P2"><text:span text:style-name="T209">62)EXAM </text:span></text:p>
      <text:p text:style-name="P2"><text:span text:style-name="T209">63)vector </text:span></text:p>
      <text:p text:style-name="P2"><text:span text:style-name="T209">64)c </text:span></text:p>
      <text:p text:style-name="P2"><text:span text:style-name="T209">65)s </text:span></text:p>
      <text:p text:style-name="P2"><text:span text:style-name="T209">66)Vj </text:span></text:p>
      <text:p text:style-name="P2"><text:span text:style-name="T209">67)2 </text:span></text:p>
      <text:p text:style-name="P2"><text:span text:style-name="T209">68)vector india </text:span></text:p>
      <text:p text:style-name="P2"><text:span text:style-name="T209">69)120 </text:span></text:p>
      <text:p text:style-name="P2"><text:span text:style-name="T209">70)4,Garbage </text:span></text:p>
      <text:p text:style-name="P2"><text:span text:style-name="T209">71)compile error </text:span></text:p>
      <text:p text:style-name="P2"><text:span text:style-name="T209">72)compile error </text:span></text:p>
      <text:p text:style-name="P2"><text:span text:style-name="T209">73)segmentation fault </text:span></text:p>
      <text:p text:style-name="P2"><text:span text:style-name="T209">74)compile error </text:span></text:p>
      <text:p text:style-name="P2"><text:span text:style-name="T209">75)5,5,Garbage </text:span></text:p>
      <text:p text:style-name="P2"><text:span text:style-name="T209">76)0x01,0x04,0x04 </text:span></text:p>
      <text:p text:style-name="P2"><text:span text:style-name="T209">77)compiler error </text:span></text:p>
      <text:p text:style-name="P2"><text:span text:style-name="T209">78)g20fy </text:span></text:p>
      <text:p text:style-name="P2"><text:span text:style-name="T209">79)333 </text:span></text:p>
      <text:p text:style-name="P2"><text:span text:style-name="T209">80)hel</text:span></text:p>
      <text:p text:style-name="P2"><text:span text:style-name="T209">81)compile error </text:span></text:p>
      <text:p text:style-name="P2"><text:span text:style-name="T209">82)segmentation fault </text:span></text:p>
      <text:p text:style-name="P2"><text:span text:style-name="T209">83)segmentation fault </text:span></text:p>
      <text:p text:style-name="P2"><text:span text:style-name="T209">84)r </text:span></text:p>
      <text:p text:style-name="P2"><text:span text:style-name="T209">85)8,8,8 </text:span></text:p>
      <text:p text:style-name="P2"><text:span text:style-name="T209">86)1,1 </text:span></text:p>
      <text:p text:style-name="P2"><text:span text:style-name="T209">87)2,1 </text:span></text:p>
      <text:p text:style-name="P2"><text:span text:style-name="T209">88)127,3,1, 1, 1</text:span></text:p>
      <text:p text:style-name="P2"><text:span text:style-name="T209">89)compile error </text:span></text:p>
      <text:p text:style-name="P2"><text:span text:style-name="T209">90)Garbage </text:span></text:p>
      <text:p text:style-name="P2"><text:span text:style-name="T209">91)u1=16,u2=16 </text:span></text:p>
      <text:p text:style-name="P2"><text:span text:style-name="T209">92)31,31,Garbage </text:span></text:p>
      <text:p text:style-name="P2"><text:span text:style-name="T209">93)sHello </text:span></text:p>
      <text:p text:style-name="P2"><text:span text:style-name="T209">94)4 </text:span></text:p>
      <text:p text:style-name="P2"><text:span text:style-name="T209">95)compile error </text:span></text:p>
      <text:p text:style-name="P2"><text:span text:style-name="T209">96)segmentation fault </text:span></text:p>
      <text:p text:style-name="P2"><text:span text:style-name="T209">97)vector </text:span></text:p>
      <text:p text:style-name="P2"><text:span text:style-name="T209">98)Hi </text:span></text:p>
      <text:p text:style-name="P2"><text:span text:style-name="T209">99)compile error </text:span></text:p>
      <text:p text:style-name="P2"><text:span text:style-name="T209">100)main </text:span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0"/></text:p>
      <text:p text:style-name="P2"><text:span text:style-name="T211"><text:s/></text:span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2"/></text:p>
      <text:p text:style-name="P2"><text:span text:style-name="T213"><text:s/></text:span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  <text:p text:style-name="P2"><text:span text:style-name="T2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